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left="0.141cm" style:writing-mode="lr-tb"/>
    </style:style>
    <style:style style:name="T1_1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1_2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1_3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1_4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1_5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size="16pt" style:font-size-asian="16pt" style:font-size-complex="16pt"/>
    </style:style>
    <style:style style:name="T2_2" style:family="text">
      <style:text-properties fo:font-size="16pt" style:font-size-asian="16pt" style:font-size-complex="16pt"/>
    </style:style>
    <style:style style:name="T2_3" style:family="text">
      <style:text-properties fo:font-size="16pt" style:font-size-asian="16pt" style:font-size-complex="16pt"/>
    </style:style>
    <style:style style:name="T2_4" style:family="text">
      <style:text-properties fo:font-size="16pt" style:font-size-asian="16pt" style:font-size-complex="16pt"/>
    </style:style>
    <style:style style:name="T2_5" style:family="text">
      <style:text-properties fo:font-size="16pt" style:font-size-asian="16pt" style:font-size-complex="16pt"/>
    </style:style>
    <style:style style:name="T2_6" style:family="text">
      <style:text-properties fo:font-size="16pt" style:font-size-asian="16pt" style:font-size-complex="16pt"/>
    </style:style>
    <style:style style:name="T2_7" style:family="text">
      <style:text-properties fo:font-size="16pt" style:font-size-asian="16pt" style:font-size-complex="16pt"/>
    </style:style>
    <style:style style:name="T2_8" style:family="text">
      <style:text-properties fo:font-size="16pt" style:font-size-asian="16pt" style:font-size-complex="16pt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T4_41" style:family="text"/>
    <style:style style:name="T4_42" style:family="text">
      <style:text-properties fo:color="#1155cc" style:text-underline-style="solid" style:text-underline-color="font-color"/>
    </style:style>
    <style:style style:name="T4_43" style:family="text"/>
    <style:style style:name="T4_44" style:family="text">
      <style:text-properties fo:color="#1155cc" style:text-underline-style="solid" style:text-underline-color="font-color"/>
    </style:style>
    <style:style style:name="T4_45" style:family="text"/>
    <style:style style:name="T4_46" style:family="text">
      <style:text-properties fo:color="#1155cc" style:text-underline-style="solid" style:text-underline-color="font-color"/>
    </style:style>
    <style:style style:name="T4_47" style:family="text"/>
    <style:style style:name="T4_48" style:family="text">
      <style:text-properties fo:color="#1155cc" style:text-underline-style="solid" style:text-underline-color="font-color"/>
    </style:style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>
      <style:text-properties fo:background-color="#fff2cc"/>
    </style:style>
    <style:style style:name="T5_18" style:family="text">
      <style:text-properties fo:background-color="#fff2cc"/>
    </style:style>
    <style:style style:name="T5_19" style:family="text">
      <style:text-properties fo:background-color="#fff2cc"/>
    </style:style>
    <style:style style:name="T5_20" style:family="text">
      <style:text-properties fo:background-color="#fff2cc"/>
    </style:style>
    <style:style style:name="T5_21" style:family="text">
      <style:text-properties fo:background-color="#fff2cc"/>
    </style:style>
    <style:style style:name="T5_22" style:family="text"/>
    <style:style style:name="T5_23" style:family="text"/>
    <style:style style:name="T5_24" style:family="text"/>
    <style:style style:name="T5_25" style:family="text">
      <style:text-properties fo:background-color="#fff2cc"/>
    </style:style>
    <style:style style:name="T5_26" style:family="text">
      <style:text-properties fo:background-color="#fff2cc"/>
    </style:style>
    <style:style style:name="T5_27" style:family="text">
      <style:text-properties fo:background-color="#fff2cc"/>
    </style:style>
    <style:style style:name="T5_28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ize="16pt" style:font-size-asian="16pt" style:font-size-complex="16pt"/>
    </style:style>
    <style:style style:name="T7_2" style:family="text">
      <style:text-properties fo:font-size="16pt" style:font-size-asian="16pt" style:font-size-complex="16pt"/>
    </style:style>
    <style:style style:name="T7_3" style:family="text"/>
    <style:style style:name="T7_4" style:family="text"/>
    <style:style style:name="T7_5" style:family="text">
      <style:text-properties fo:color="#1155cc" style:text-underline-style="solid" style:text-underline-color="font-color"/>
    </style:style>
    <style:style style:name="T7_6" style:family="text"/>
    <style:style style:name="T7_7" style:family="text">
      <style:text-properties fo:color="#1155cc" style:text-underline-style="solid" style:text-underline-color="font-color"/>
    </style:style>
    <style:style style:name="T7_8" style:family="text"/>
    <style:style style:name="T7_9" style:family="text">
      <style:text-properties fo:color="#1155cc" style:text-underline-style="solid" style:text-underline-color="font-color"/>
    </style:style>
    <style:style style:name="T7_10" style:family="text"/>
    <style:style style:name="T7_11" style:family="text">
      <style:text-properties fo:color="#1155cc" style:text-underline-style="solid" style:text-underline-color="font-color"/>
    </style:style>
    <style:style style:name="T7_12" style:family="text"/>
    <style:style style:name="T7_13" style:family="text">
      <style:text-properties fo:color="#1155cc" style:text-underline-style="solid" style:text-underline-color="font-color"/>
    </style:style>
    <style:style style:name="T7_14" style:family="text"/>
    <style:style style:name="T7_15" style:family="text">
      <style:text-properties fo:color="#1155cc" style:text-underline-style="solid" style:text-underline-color="font-color"/>
    </style:style>
    <style:style style:name="T7_16" style:family="text"/>
    <style:style style:name="T7_17" style:family="text">
      <style:text-properties fo:color="#1155cc" style:text-underline-style="solid" style:text-underline-color="font-color"/>
    </style:style>
    <style:style style:name="T7_18" style:family="text"/>
    <style:style style:name="T7_19" style:family="text">
      <style:text-properties fo:color="#1155cc" style:text-underline-style="solid" style:text-underline-color="font-color"/>
    </style:style>
    <style:style style:name="T7_20" style:family="text"/>
    <style:style style:name="T7_21" style:family="text">
      <style:text-properties fo:color="#1155cc" style:text-underline-style="solid" style:text-underline-color="font-color"/>
    </style:style>
    <style:style style:name="T7_22" style:family="text"/>
    <style:style style:name="T7_23" style:family="text">
      <style:text-properties fo:color="#1155cc" style:text-underline-style="solid" style:text-underline-color="font-color"/>
    </style:style>
    <style:style style:name="T7_24" style:family="text"/>
    <style:style style:name="T7_25" style:family="text">
      <style:text-properties fo:color="#1155cc" style:text-underline-style="solid" style:text-underline-color="font-color"/>
    </style:style>
    <style:style style:name="T7_26" style:family="text"/>
    <style:style style:name="T7_27" style:family="text">
      <style:text-properties fo:color="#1155cc" style:text-underline-style="solid" style:text-underline-color="font-color"/>
    </style:style>
    <style:style style:name="T7_28" style:family="text"/>
    <style:style style:name="T7_29" style:family="text">
      <style:text-properties fo:color="#1155cc" style:text-underline-style="solid" style:text-underline-color="font-color"/>
    </style:style>
    <style:style style:name="T7_30" style:family="text"/>
    <style:style style:name="T7_31" style:family="text">
      <style:text-properties fo:color="#1155cc" style:text-underline-style="solid" style:text-underline-color="font-color"/>
    </style:style>
    <style:style style:name="T7_32" style:family="text"/>
    <style:style style:name="T7_33" style:family="text">
      <style:text-properties fo:color="#1155cc" style:text-underline-style="solid" style:text-underline-color="font-color"/>
    </style:style>
    <style:style style:name="T7_34" style:family="text"/>
    <style:style style:name="T7_35" style:family="text">
      <style:text-properties fo:color="#1155cc" style:text-underline-style="solid" style:text-underline-color="font-color"/>
    </style:style>
    <style:style style:name="T7_36" style:family="text"/>
    <style:style style:name="T7_37" style:family="text">
      <style:text-properties fo:color="#1155cc" style:text-underline-style="solid" style:text-underline-color="font-color"/>
    </style:style>
    <style:style style:name="T7_38" style:family="text"/>
    <style:style style:name="T7_39" style:family="text">
      <style:text-properties fo:color="#1155cc" style:text-underline-style="solid" style:text-underline-color="font-color"/>
    </style:style>
    <style:style style:name="T7_40" style:family="text"/>
    <style:style style:name="T7_41" style:family="text">
      <style:text-properties fo:color="#1155cc" style:text-underline-style="solid" style:text-underline-color="font-color"/>
    </style:style>
    <style:style style:name="T7_42" style:family="text"/>
    <style:style style:name="T7_43" style:family="text">
      <style:text-properties fo:color="#1155cc" style:text-underline-style="solid" style:text-underline-color="font-color"/>
    </style:style>
    <style:style style:name="T7_44" style:family="text"/>
    <style:style style:name="T7_45" style:family="text">
      <style:text-properties fo:color="#1155cc" style:text-underline-style="solid" style:text-underline-color="font-color"/>
    </style:style>
    <style:style style:name="T7_46" style:family="text"/>
    <style:style style:name="T7_47" style:family="text">
      <style:text-properties fo:color="#1155cc" style:text-underline-style="solid" style:text-underline-color="font-color"/>
    </style:style>
    <style:style style:name="T7_48" style:family="text"/>
    <style:style style:name="T7_49" style:family="text">
      <style:text-properties fo:color="#1155cc" style:text-underline-style="solid" style:text-underline-color="font-color"/>
    </style:style>
    <style:style style:name="T7_50" style:family="text"/>
    <style:style style:name="T7_51" style:family="text">
      <style:text-properties fo:color="#1155cc" style:text-underline-style="solid" style:text-underline-color="font-color"/>
    </style:style>
    <style:style style:name="T7_52" style:family="text"/>
    <style:style style:name="T7_53" style:family="text">
      <style:text-properties fo:color="#1155cc" style:text-underline-style="solid" style:text-underline-color="font-color"/>
    </style:style>
    <style:style style:name="T7_54" style:family="text"/>
    <style:style style:name="T7_55" style:family="text">
      <style:text-properties fo:color="#1155cc" style:text-underline-style="solid" style:text-underline-color="font-color"/>
    </style:style>
    <style:style style:name="T7_56" style:family="text"/>
    <style:style style:name="T7_57" style:family="text">
      <style:text-properties fo:color="#1155cc" style:text-underline-style="solid" style:text-underline-color="font-color"/>
    </style:style>
    <style:style style:name="T7_58" style:family="text"/>
    <style:style style:name="T7_59" style:family="text">
      <style:text-properties fo:color="#1155cc" style:text-underline-style="solid" style:text-underline-color="font-color"/>
    </style:style>
    <style:style style:name="T7_60" style:family="text"/>
    <style:style style:name="T7_61" style:family="text">
      <style:text-properties fo:color="#1155cc" style:text-underline-style="solid" style:text-underline-color="font-color"/>
    </style:style>
    <style:style style:name="T7_62" style:family="text"/>
    <style:style style:name="T7_63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ize="18pt" style:font-size-asian="18pt" style:font-size-complex="18pt"/>
    </style:style>
    <style:style style:name="T9_2" style:family="text">
      <style:text-properties fo:font-size="18pt" style:font-size-asian="18pt" style:font-size-complex="18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>
      <style:text-properties fo:color="#1155cc" style:text-underline-style="solid" style:text-underline-color="font-color"/>
    </style:style>
    <style:style style:name="T10_32" style:family="text"/>
    <style:style style:name="T10_33" style:family="text">
      <style:text-properties fo:color="#1155cc" style:text-underline-style="solid" style:text-underline-color="font-color"/>
    </style:style>
    <style:style style:name="T10_34" style:family="text"/>
    <style:style style:name="T10_35" style:family="text">
      <style:text-properties fo:color="#1155cc" style:text-underline-style="solid" style:text-underline-color="font-color"/>
    </style:style>
    <style:style style:name="T10_36" style:family="text"/>
    <style:style style:name="T10_37" style:family="text">
      <style:text-properties fo:color="#1155cc" style:text-underline-style="solid" style:text-underline-color="font-color"/>
    </style:style>
    <style:style style:name="T10_38" style:family="text"/>
    <style:style style:name="T10_39" style:family="text">
      <style:text-properties fo:color="#1155cc" style:text-underline-style="solid" style:text-underline-color="font-color"/>
    </style:style>
    <style:style style:name="T10_40" style:family="text"/>
    <style:style style:name="T10_41" style:family="text">
      <style:text-properties fo:color="#1155cc" style:text-underline-style="solid" style:text-underline-color="font-color"/>
    </style:style>
    <style:style style:name="T10_42" style:family="text"/>
    <style:style style:name="T10_43" style:family="text">
      <style:text-properties fo:color="#1155cc" style:text-underline-style="solid" style:text-underline-color="font-color"/>
    </style:style>
    <style:style style:name="T10_44" style:family="text"/>
    <style:style style:name="T10_45" style:family="text">
      <style:text-properties fo:color="#1155cc" style:text-underline-style="solid" style:text-underline-color="font-color"/>
    </style:style>
    <style:style style:name="T10_46" style:family="text"/>
    <style:style style:name="T10_47" style:family="text">
      <style:text-properties fo:color="#1155cc" style:text-underline-style="solid" style:text-underline-color="font-color"/>
    </style:style>
    <style:style style:name="T10_48" style:family="text"/>
    <style:style style:name="T10_49" style:family="text">
      <style:text-properties fo:color="#1155cc" style:text-underline-style="solid" style:text-underline-color="font-color"/>
    </style:style>
    <style:style style:name="T10_50" style:family="text"/>
    <style:style style:name="T10_51" style:family="text">
      <style:text-properties fo:color="#1155cc" style:text-underline-style="solid" style:text-underline-color="font-color"/>
    </style:style>
    <style:style style:name="T10_52" style:family="text"/>
    <style:style style:name="T10_53" style:family="text">
      <style:text-properties fo:color="#1155cc" style:text-underline-style="solid" style:text-underline-color="font-color"/>
    </style:style>
    <style:style style:name="T10_54" style:family="text"/>
    <style:style style:name="T10_55" style:family="text">
      <style:text-properties fo:color="#1155cc" style:text-underline-style="solid" style:text-underline-color="font-color"/>
    </style:style>
    <style:style style:name="T10_56" style:family="text"/>
    <style:style style:name="T10_57" style:family="text">
      <style:text-properties fo:color="#1155cc" style:text-underline-style="solid" style:text-underline-color="font-color"/>
    </style:style>
    <style:style style:name="T10_58" style:family="text"/>
    <style:style style:name="T10_59" style:family="text">
      <style:text-properties fo:color="#1155cc" style:text-underline-style="solid" style:text-underline-color="font-color"/>
    </style:style>
    <style:style style:name="T10_60" style:family="text"/>
    <style:style style:name="T10_61" style:family="text">
      <style:text-properties fo:color="#1155cc" style:text-underline-style="solid" style:text-underline-color="font-color"/>
    </style:style>
    <style:style style:name="T10_62" style:family="text"/>
    <style:style style:name="T10_63" style:family="text">
      <style:text-properties fo:color="#1155cc" style:text-underline-style="solid" style:text-underline-color="font-color"/>
    </style:style>
    <style:style style:name="T10_64" style:family="text"/>
    <style:style style:name="T10_65" style:family="text">
      <style:text-properties fo:color="#1155cc" style:text-underline-style="solid" style:text-underline-color="font-color"/>
    </style:style>
    <style:style style:name="T10_66" style:family="text"/>
    <style:style style:name="T10_67" style:family="text">
      <style:text-properties fo:color="#1155cc" style:text-underline-style="solid" style:text-underline-color="font-color"/>
    </style:style>
    <style:style style:name="T10_68" style:family="text"/>
    <style:style style:name="T10_69" style:family="text">
      <style:text-properties fo:color="#1155cc" style:text-underline-style="solid" style:text-underline-color="font-color"/>
    </style:style>
    <style:style style:name="T10_70" style:family="text"/>
    <style:style style:name="T10_71" style:family="text">
      <style:text-properties fo:color="#1155cc" style:text-underline-style="solid" style:text-underline-color="font-color"/>
    </style:style>
    <style:style style:name="T10_72" style:family="text"/>
    <style:style style:name="T10_73" style:family="text">
      <style:text-properties fo:color="#1155cc" style:text-underline-style="solid" style:text-underline-color="font-color"/>
    </style:style>
    <style:style style:name="T10_74" style:family="text"/>
    <style:style style:name="T10_75" style:family="text">
      <style:text-properties fo:color="#1155cc" style:text-underline-style="solid" style:text-underline-color="font-color"/>
    </style:style>
    <style:style style:name="T10_76" style:family="text"/>
    <style:style style:name="T10_77" style:family="text">
      <style:text-properties fo:color="#1155cc" style:text-underline-style="solid" style:text-underline-color="font-color"/>
    </style:style>
    <style:style style:name="T10_78" style:family="text"/>
    <style:style style:name="T10_79" style:family="text">
      <style:text-properties fo:color="#1155cc" style:text-underline-style="solid" style:text-underline-color="font-color"/>
    </style:style>
    <style:style style:name="T10_80" style:family="text"/>
    <style:style style:name="T10_81" style:family="text">
      <style:text-properties fo:color="#1155cc" style:text-underline-style="solid" style:text-underline-color="font-color"/>
    </style:style>
    <style:style style:name="T10_82" style:family="text"/>
    <style:style style:name="T10_83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T11_31" style:family="text"/>
    <style:style style:name="T11_32" style:family="text">
      <style:text-properties fo:color="#1155cc" style:text-underline-style="solid" style:text-underline-color="font-color"/>
    </style:style>
    <style:style style:name="T11_33" style:family="text"/>
    <style:style style:name="T11_34" style:family="text">
      <style:text-properties fo:color="#1155cc" style:text-underline-style="solid" style:text-underline-color="font-color"/>
    </style:style>
    <style:style style:name="T11_35" style:family="text"/>
    <style:style style:name="T11_36" style:family="text">
      <style:text-properties fo:color="#1155cc" style:text-underline-style="solid" style:text-underline-color="font-color"/>
    </style:style>
    <style:style style:name="T11_37" style:family="text"/>
    <style:style style:name="T11_38" style:family="text">
      <style:text-properties fo:color="#1155cc" style:text-underline-style="solid" style:text-underline-color="font-color"/>
    </style:style>
    <style:style style:name="T11_39" style:family="text"/>
    <style:style style:name="T11_40" style:family="text">
      <style:text-properties fo:color="#1155cc" style:text-underline-style="solid" style:text-underline-color="font-color"/>
    </style:style>
    <style:style style:name="T11_41" style:family="text"/>
    <style:style style:name="T11_42" style:family="text">
      <style:text-properties fo:color="#1155cc" style:text-underline-style="solid" style:text-underline-color="font-color"/>
    </style:style>
    <style:style style:name="T11_43" style:family="text"/>
    <style:style style:name="T11_44" style:family="text">
      <style:text-properties fo:color="#1155cc" style:text-underline-style="solid" style:text-underline-color="font-color"/>
    </style:style>
    <style:style style:name="T11_45" style:family="text"/>
    <style:style style:name="T11_46" style:family="text">
      <style:text-properties fo:color="#1155cc" style:text-underline-style="solid" style:text-underline-color="font-color"/>
    </style:style>
    <style:style style:name="T11_47" style:family="text"/>
    <style:style style:name="T11_48" style:family="text">
      <style:text-properties fo:color="#1155cc" style:text-underline-style="solid" style:text-underline-color="font-color"/>
    </style:style>
    <style:style style:name="T11_49" style:family="text"/>
    <style:style style:name="T11_50" style:family="text">
      <style:text-properties fo:color="#1155cc" style:text-underline-style="solid" style:text-underline-color="font-color"/>
    </style:style>
    <style:style style:name="T11_51" style:family="text"/>
    <style:style style:name="T11_52" style:family="text">
      <style:text-properties fo:color="#1155cc" style:text-underline-style="solid" style:text-underline-color="font-color"/>
    </style:style>
    <style:style style:name="T11_53" style:family="text"/>
    <style:style style:name="T11_54" style:family="text">
      <style:text-properties fo:color="#1155cc" style:text-underline-style="solid" style:text-underline-color="font-color"/>
    </style:style>
    <style:style style:name="T11_55" style:family="text"/>
    <style:style style:name="T11_56" style:family="text">
      <style:text-properties fo:color="#1155cc" style:text-underline-style="solid" style:text-underline-color="font-color"/>
    </style:style>
    <style:style style:name="T11_57" style:family="text"/>
    <style:style style:name="T11_58" style:family="text">
      <style:text-properties fo:color="#1155cc" style:text-underline-style="solid" style:text-underline-color="font-color"/>
    </style:style>
    <style:style style:name="T11_59" style:family="text"/>
    <style:style style:name="T11_60" style:family="text">
      <style:text-properties fo:color="#1155cc" style:text-underline-style="solid" style:text-underline-color="font-color"/>
    </style:style>
    <style:style style:name="T11_61" style:family="text"/>
    <style:style style:name="T11_62" style:family="text">
      <style:text-properties fo:color="#1155cc" style:text-underline-style="solid" style:text-underline-color="font-color"/>
    </style:style>
    <style:style style:name="T11_63" style:family="text"/>
    <style:style style:name="T11_64" style:family="text">
      <style:text-properties fo:color="#1155cc" style:text-underline-style="solid" style:text-underline-color="font-color"/>
    </style:style>
    <style:style style:name="T11_65" style:family="text"/>
    <style:style style:name="T11_66" style:family="text">
      <style:text-properties fo:color="#1155cc" style:text-underline-style="solid" style:text-underline-color="font-color"/>
    </style:style>
    <style:style style:name="T11_67" style:family="text"/>
    <style:style style:name="T11_68" style:family="text">
      <style:text-properties fo:color="#1155cc" style:text-underline-style="solid" style:text-underline-color="font-color"/>
    </style:style>
    <style:style style:name="T11_69" style:family="text"/>
    <style:style style:name="T11_70" style:family="text">
      <style:text-properties fo:color="#1155cc" style:text-underline-style="solid" style:text-underline-color="font-color"/>
    </style:style>
    <style:style style:name="T11_71" style:family="text"/>
    <style:style style:name="T11_72" style:family="text">
      <style:text-properties fo:color="#1155cc" style:text-underline-style="solid" style:text-underline-color="font-color"/>
    </style:style>
    <style:style style:name="T11_73" style:family="text"/>
    <style:style style:name="T11_74" style:family="text">
      <style:text-properties fo:color="#1155cc" style:text-underline-style="solid" style:text-underline-color="font-color"/>
    </style:style>
    <style:style style:name="T11_75" style:family="text"/>
    <style:style style:name="T11_76" style:family="text">
      <style:text-properties fo:color="#1155cc" style:text-underline-style="solid" style:text-underline-color="font-color"/>
    </style:style>
    <style:style style:name="T11_77" style:family="text"/>
    <style:style style:name="T11_78" style:family="text">
      <style:text-properties fo:color="#1155cc" style:text-underline-style="solid" style:text-underline-color="font-color"/>
    </style:style>
    <style:style style:name="T11_79" style:family="text"/>
    <style:style style:name="T11_80" style:family="text">
      <style:text-properties fo:color="#1155cc" style:text-underline-style="solid" style:text-underline-color="font-color"/>
    </style:style>
    <style:style style:name="T11_81" style:family="text"/>
    <style:style style:name="T11_82" style:family="text">
      <style:text-properties fo:color="#1155cc" style:text-underline-style="solid" style:text-underline-color="font-color"/>
    </style:style>
    <style:style style:name="T11_83" style:family="text"/>
    <style:style style:name="T11_84" style:family="text">
      <style:text-properties fo:color="#1155cc" style:text-underline-style="solid" style:text-underline-color="font-color"/>
    </style:style>
    <style:style style:name="T11_85" style:family="text"/>
    <style:style style:name="T11_86" style:family="text">
      <style:text-properties fo:color="#1155cc" style:text-underline-style="solid" style:text-underline-color="font-color"/>
    </style:style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>
      <style:text-properties fo:color="#1155cc" style:text-underline-style="solid" style:text-underline-color="font-color"/>
    </style:style>
    <style:style style:name="T11_93" style:family="text"/>
    <style:style style:name="T11_94" style:family="text">
      <style:text-properties fo:color="#1155cc" style:text-underline-style="solid" style:text-underline-color="font-color"/>
    </style:style>
    <style:style style:name="T11_95" style:family="text"/>
    <style:style style:name="T11_96" style:family="text">
      <style:text-properties fo:color="#1155cc" style:text-underline-style="solid" style:text-underline-color="font-color"/>
    </style:style>
    <style:style style:name="T11_97" style:family="text"/>
    <style:style style:name="T11_98" style:family="text">
      <style:text-properties fo:color="#1155cc" style:text-underline-style="solid" style:text-underline-color="font-color"/>
    </style:style>
    <style:style style:name="T11_99" style:family="text"/>
    <style:style style:name="T11_100" style:family="text">
      <style:text-properties fo:color="#1155cc" style:text-underline-style="solid" style:text-underline-color="font-color"/>
    </style:style>
    <style:style style:name="T11_101" style:family="text"/>
    <style:style style:name="T11_102" style:family="text">
      <style:text-properties fo:color="#1155cc" style:text-underline-style="solid" style:text-underline-color="font-color"/>
    </style:style>
    <style:style style:name="T11_103" style:family="text"/>
    <style:style style:name="T11_104" style:family="text">
      <style:text-properties fo:color="#1155cc" style:text-underline-style="solid" style:text-underline-color="font-color"/>
    </style:style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>
      <style:text-properties fo:color="#1155cc" style:text-underline-style="solid" style:text-underline-color="font-color"/>
    </style:style>
    <style:style style:name="T11_112" style:family="text"/>
    <style:style style:name="T11_113" style:family="text">
      <style:text-properties fo:color="#1155cc" style:text-underline-style="solid" style:text-underline-color="font-color"/>
    </style:style>
    <style:style style:name="T11_114" style:family="text"/>
    <style:style style:name="T11_115" style:family="text">
      <style:text-properties fo:color="#1155cc" style:text-underline-style="solid" style:text-underline-color="font-color"/>
    </style:style>
    <style:style style:name="T11_116" style:family="text"/>
    <style:style style:name="T11_117" style:family="text">
      <style:text-properties fo:color="#1155cc" style:text-underline-style="solid" style:text-underline-color="font-color"/>
    </style:style>
    <style:style style:name="T11_118" style:family="text"/>
    <style:style style:name="T11_119" style:family="text">
      <style:text-properties fo:color="#1155cc" style:text-underline-style="solid" style:text-underline-color="font-color"/>
    </style:style>
    <style:style style:name="T11_120" style:family="text"/>
    <style:style style:name="T11_121" style:family="text">
      <style:text-properties fo:color="#1155cc" style:text-underline-style="solid" style:text-underline-color="font-color"/>
    </style:style>
    <style:style style:name="T11_122" style:family="text"/>
    <style:style style:name="T11_123" style:family="text">
      <style:text-properties fo:color="#1155cc" style:text-underline-style="solid" style:text-underline-color="font-color"/>
    </style:style>
    <style:style style:name="T11_124" style:family="text"/>
    <style:style style:name="T11_125" style:family="text">
      <style:text-properties fo:color="#1155cc" style:text-underline-style="solid" style:text-underline-color="font-color"/>
    </style:style>
    <style:style style:name="T11_126" style:family="text"/>
    <style:style style:name="T11_127" style:family="text">
      <style:text-properties fo:color="#1155cc" style:text-underline-style="solid" style:text-underline-color="font-color"/>
    </style:style>
    <style:style style:name="T11_128" style:family="text"/>
    <style:style style:name="T11_129" style:family="text">
      <style:text-properties fo:color="#1155cc" style:text-underline-style="solid" style:text-underline-color="font-color"/>
    </style:style>
    <style:style style:name="T11_130" style:family="text"/>
    <style:style style:name="T11_131" style:family="text">
      <style:text-properties fo:color="#1155cc" style:text-underline-style="solid" style:text-underline-color="font-color"/>
    </style:style>
    <style:style style:name="T11_132" style:family="text"/>
    <style:style style:name="T11_133" style:family="text">
      <style:text-properties fo:color="#1155cc" style:text-underline-style="solid" style:text-underline-color="font-color"/>
    </style:style>
    <style:style style:name="T11_134" style:family="text"/>
    <style:style style:name="T11_135" style:family="text">
      <style:text-properties fo:color="#1155cc" style:text-underline-style="solid" style:text-underline-color="font-color"/>
    </style:style>
    <style:style style:name="T11_136" style:family="text"/>
    <style:style style:name="T11_137" style:family="text">
      <style:text-properties fo:color="#1155cc" style:text-underline-style="solid" style:text-underline-color="font-color"/>
    </style:style>
    <style:style style:name="T11_138" style:family="text"/>
    <style:style style:name="T11_139" style:family="text">
      <style:text-properties fo:color="#1155cc" style:text-underline-style="solid" style:text-underline-color="font-color"/>
    </style:style>
    <style:style style:name="T11_140" style:family="text"/>
    <style:style style:name="T11_141" style:family="text">
      <style:text-properties fo:color="#1155cc" style:text-underline-style="solid" style:text-underline-color="font-color"/>
    </style:style>
    <style:style style:name="T11_142" style:family="text"/>
    <style:style style:name="T11_143" style:family="text">
      <style:text-properties fo:color="#1155cc" style:text-underline-style="solid" style:text-underline-color="font-color"/>
    </style:style>
    <style:style style:name="T11_144" style:family="text"/>
    <style:style style:name="T11_145" style:family="text">
      <style:text-properties fo:color="#1155cc" style:text-underline-style="solid" style:text-underline-color="font-color"/>
    </style:style>
    <style:style style:name="T11_146" style:family="text"/>
    <style:style style:name="T11_147" style:family="text">
      <style:text-properties fo:color="#1155cc" style:text-underline-style="solid" style:text-underline-color="font-color"/>
    </style:style>
    <style:style style:name="T11_148" style:family="text"/>
    <style:style style:name="T11_149" style:family="text">
      <style:text-properties fo:color="#1155cc" style:text-underline-style="solid" style:text-underline-color="font-color"/>
    </style:style>
    <style:style style:name="T11_150" style:family="text"/>
    <style:style style:name="T11_151" style:family="text">
      <style:text-properties fo:color="#1155cc" style:text-underline-style="solid" style:text-underline-color="font-color"/>
    </style:style>
    <style:style style:name="T11_152" style:family="text"/>
    <style:style style:name="T11_153" style:family="text">
      <style:text-properties fo:color="#1155cc" style:text-underline-style="solid" style:text-underline-color="font-color"/>
    </style:style>
    <style:style style:name="T11_154" style:family="text"/>
    <style:style style:name="T11_155" style:family="text">
      <style:text-properties fo:color="#1155cc" style:text-underline-style="solid" style:text-underline-color="font-color"/>
    </style:style>
    <style:style style:name="T11_156" style:family="text"/>
    <style:style style:name="T11_157" style:family="text">
      <style:text-properties fo:color="#1155cc" style:text-underline-style="solid" style:text-underline-color="font-color"/>
    </style:style>
    <style:style style:name="T11_158" style:family="text"/>
    <style:style style:name="T11_159" style:family="text">
      <style:text-properties fo:color="#1155cc" style:text-underline-style="solid" style:text-underline-color="font-color"/>
    </style:style>
    <style:style style:name="T11_160" style:family="text"/>
    <style:style style:name="T11_161" style:family="text">
      <style:text-properties fo:color="#1155cc" style:text-underline-style="solid" style:text-underline-color="font-color"/>
    </style:style>
    <style:style style:name="T11_162" style:family="text"/>
    <style:style style:name="T11_163" style:family="text">
      <style:text-properties fo:color="#1155cc" style:text-underline-style="solid" style:text-underline-color="font-color"/>
    </style:style>
    <style:style style:name="T11_164" style:family="text"/>
    <style:style style:name="T11_165" style:family="text">
      <style:text-properties fo:color="#1155cc" style:text-underline-style="solid" style:text-underline-color="font-color"/>
    </style:style>
    <style:style style:name="T11_166" style:family="text"/>
    <style:style style:name="T11_167" style:family="text">
      <style:text-properties fo:color="#1155cc" style:text-underline-style="solid" style:text-underline-color="font-color"/>
    </style:style>
    <style:style style:name="T11_168" style:family="text"/>
    <style:style style:name="T11_169" style:family="text">
      <style:text-properties fo:color="#1155cc" style:text-underline-style="solid" style:text-underline-color="font-color"/>
    </style:style>
    <style:style style:name="T11_170" style:family="text"/>
    <style:style style:name="T11_171" style:family="text">
      <style:text-properties fo:color="#1155cc" style:text-underline-style="solid" style:text-underline-color="font-color"/>
    </style:style>
    <style:style style:name="T11_172" style:family="text"/>
    <style:style style:name="T11_173" style:family="text">
      <style:text-properties fo:color="#1155cc" style:text-underline-style="solid" style:text-underline-color="font-color"/>
    </style:style>
    <style:style style:name="T11_174" style:family="text"/>
    <style:style style:name="T11_175" style:family="text">
      <style:text-properties fo:color="#1155cc" style:text-underline-style="solid" style:text-underline-color="font-color"/>
    </style:style>
    <style:style style:name="T11_176" style:family="text"/>
    <style:style style:name="T11_177" style:family="text">
      <style:text-properties fo:color="#1155cc" style:text-underline-style="solid" style:text-underline-color="font-color"/>
    </style:style>
    <style:style style:name="T11_178" style:family="text"/>
    <style:style style:name="T11_179" style:family="text">
      <style:text-properties fo:color="#1155cc" style:text-underline-style="solid" style:text-underline-color="font-color"/>
    </style:style>
    <style:style style:name="T11_180" style:family="text"/>
    <style:style style:name="T11_181" style:family="text">
      <style:text-properties fo:color="#1155cc" style:text-underline-style="solid" style:text-underline-color="font-color"/>
    </style:style>
    <style:style style:name="T11_182" style:family="text"/>
    <style:style style:name="T11_183" style:family="text">
      <style:text-properties fo:color="#1155cc" style:text-underline-style="solid" style:text-underline-color="font-color"/>
    </style:style>
    <style:style style:name="T11_184" style:family="text"/>
    <style:style style:name="T11_185" style:family="text">
      <style:text-properties fo:color="#1155cc" style:text-underline-style="solid" style:text-underline-color="font-color"/>
    </style:style>
    <style:style style:name="T11_186" style:family="text"/>
    <style:style style:name="T11_187" style:family="text">
      <style:text-properties fo:color="#1155cc" style:text-underline-style="solid" style:text-underline-color="font-color"/>
    </style:style>
    <style:style style:name="T11_188" style:family="text"/>
    <style:style style:name="T11_189" style:family="text">
      <style:text-properties fo:color="#1155cc" style:text-underline-style="solid" style:text-underline-color="font-color"/>
    </style:style>
    <style:style style:name="T11_190" style:family="text"/>
    <style:style style:name="T11_191" style:family="text">
      <style:text-properties fo:color="#1155cc" style:text-underline-style="solid" style:text-underline-color="font-color"/>
    </style:style>
    <style:style style:name="T11_192" style:family="text"/>
    <style:style style:name="T11_193" style:family="text">
      <style:text-properties fo:color="#1155cc" style:text-underline-style="solid" style:text-underline-color="font-color"/>
    </style:style>
    <style:style style:name="T11_194" style:family="text"/>
    <style:style style:name="T11_195" style:family="text">
      <style:text-properties fo:color="#1155cc" style:text-underline-style="solid" style:text-underline-color="font-color"/>
    </style:style>
    <style:style style:name="T11_196" style:family="text"/>
    <style:style style:name="T11_197" style:family="text">
      <style:text-properties fo:color="#1155cc" style:text-underline-style="solid" style:text-underline-color="font-color"/>
    </style:style>
    <style:style style:name="T11_198" style:family="text"/>
    <style:style style:name="T11_199" style:family="text">
      <style:text-properties fo:color="#1155cc" style:text-underline-style="solid" style:text-underline-color="font-color"/>
    </style:style>
    <style:style style:name="T11_200" style:family="text"/>
    <style:style style:name="T11_201" style:family="text">
      <style:text-properties fo:color="#1155cc" style:text-underline-style="solid" style:text-underline-color="font-color"/>
    </style:style>
    <style:style style:name="T11_202" style:family="text"/>
    <style:style style:name="T11_203" style:family="text">
      <style:text-properties fo:color="#1155cc" style:text-underline-style="solid" style:text-underline-color="font-color"/>
    </style:style>
    <style:style style:name="T11_204" style:family="text"/>
    <style:style style:name="T11_205" style:family="text">
      <style:text-properties fo:color="#1155cc" style:text-underline-style="solid" style:text-underline-color="font-color"/>
    </style:style>
    <style:style style:name="T11_206" style:family="text"/>
    <style:style style:name="T11_207" style:family="text">
      <style:text-properties fo:color="#1155cc" style:text-underline-style="solid" style:text-underline-color="font-color"/>
    </style:style>
    <style:style style:name="T11_208" style:family="text"/>
    <style:style style:name="T11_209" style:family="text">
      <style:text-properties fo:color="#1155cc" style:text-underline-style="solid" style:text-underline-color="font-color"/>
    </style:style>
    <style:style style:name="T11_21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T12_39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6pt" style:font-size-asian="16pt" style:font-size-complex="16pt"/>
    </style:style>
    <style:style style:name="T13_2" style:family="text">
      <style:text-properties fo:font-size="16pt" style:font-size-asian="16pt" style:font-size-complex="16pt"/>
    </style:style>
    <style:style style:name="T13_3" style:family="text">
      <style:text-properties fo:font-size="16pt" style:font-size-asian="16pt" style:font-size-complex="16pt"/>
    </style:style>
    <style:style style:name="T13_4" style:family="text">
      <style:text-properties fo:font-size="16pt" style:font-size-asian="16pt" style:font-size-complex="16pt"/>
    </style:style>
    <style:style style:name="T13_5" style:family="text">
      <style:text-properties fo:font-size="16pt" style:font-size-asian="16pt" style:font-size-complex="16pt"/>
    </style:style>
    <style:style style:name="T13_6" style:family="text">
      <style:text-properties fo:font-size="16pt" style:font-size-asian="16pt" style:font-size-complex="16pt"/>
    </style:style>
    <style:style style:name="T13_7" style:family="text">
      <style:text-properties fo:font-size="16pt" style:font-size-asian="16pt" style:font-size-complex="16pt"/>
    </style:style>
    <style:style style:name="T13_8" style:family="text">
      <style:text-properties fo:font-size="16pt" style:font-size-asian="16pt" style:font-size-complex="16pt"/>
    </style:style>
    <style:style style:name="T13_9" style:family="text">
      <style:text-properties fo:font-size="16pt" style:font-size-asian="16pt" style:font-size-complex="16pt"/>
    </style:style>
    <style:style style:name="T13_10" style:family="text">
      <style:text-properties fo:font-size="16pt" style:font-size-asian="16pt" style:font-size-complex="16pt"/>
    </style:style>
    <style:style style:name="T13_11" style:family="text">
      <style:text-properties fo:font-size="16pt" style:font-size-asian="16pt" style:font-size-complex="16pt"/>
    </style:style>
    <style:style style:name="T13_12" style:family="text">
      <style:text-properties fo:font-size="16pt" style:font-size-asian="16pt" style:font-size-complex="16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" style:family="text"/>
    <style:style style:name="T1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" style:family="text"/>
    <style:style style:name="T1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7" style:family="text"/>
    <style:style style:name="T1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9" style:family="text"/>
    <style:style style:name="T1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7" style:family="text"/>
    <style:style style:name="T1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9" style:family="text"/>
    <style:style style:name="T1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1" style:family="text"/>
    <style:style style:name="T1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3" style:family="text"/>
    <style:style style:name="T15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5" style:family="text"/>
    <style:style style:name="T15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7" style:family="text"/>
    <style:style style:name="T15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9" style:family="text"/>
    <style:style style:name="T15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1" style:family="text"/>
    <style:style style:name="T15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3" style:family="text"/>
    <style:style style:name="T15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5" style:family="text"/>
    <style:style style:name="T15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7" style:family="text"/>
    <style:style style:name="T15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9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/>
    <style:style style:name="T1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" style:family="text"/>
    <style:style style:name="T1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9" style:family="text"/>
    <style:style style:name="T1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1" style:family="text"/>
    <style:style style:name="T1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3" style:family="text"/>
    <style:style style:name="T1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5" style:family="text"/>
    <style:style style:name="T1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7" style:family="text"/>
    <style:style style:name="T1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9" style:family="text"/>
    <style:style style:name="T1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1" style:family="text"/>
    <style:style style:name="T1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3" style:family="text"/>
    <style:style style:name="T1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5" style:family="text"/>
    <style:style style:name="T1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7" style:family="text"/>
    <style:style style:name="T1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9" style:family="text"/>
    <style:style style:name="T1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1" style:family="text"/>
    <style:style style:name="T1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3" style:family="text"/>
    <style:style style:name="T1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5" style:family="text"/>
    <style:style style:name="T1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7" style:family="text"/>
    <style:style style:name="T16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9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 style:text-underline-style="solid" style:text-underline-color="font-color"/>
    </style:style>
    <style:style style:name="T18_10" style:family="text">
      <style:text-properties fo:font-size="12pt" style:font-size-asian="12pt" style:font-size-complex="12pt"/>
    </style:style>
    <style:style style:name="T18_11" style:family="text"/>
    <style:style style:name="T1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13" style:family="text"/>
    <style:style style:name="T1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15" style:family="text"/>
    <style:style style:name="T1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17" style:family="text"/>
    <style:style style:name="T1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19" style:family="text"/>
    <style:style style:name="T1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21" style:family="text"/>
    <style:style style:name="T1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23" style:family="text"/>
    <style:style style:name="T1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25" style:family="text"/>
    <style:style style:name="T1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27" style:family="text"/>
    <style:style style:name="T1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29" style:family="text"/>
    <style:style style:name="T18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31" style:family="text"/>
    <style:style style:name="T18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33" style:family="text"/>
    <style:style style:name="T18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35" style:family="text"/>
    <style:style style:name="T18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37" style:family="text"/>
    <style:style style:name="T18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T18_45" style:family="text">
      <style:text-properties fo:font-size="12pt" style:font-size-asian="12pt" style:font-size-complex="12pt"/>
    </style:style>
    <style:style style:name="T18_46" style:family="text">
      <style:text-properties fo:font-size="12pt" style:font-size-asian="12pt" style:font-size-complex="12pt"/>
    </style:style>
    <style:style style:name="T18_47" style:family="text">
      <style:text-properties fo:font-size="12pt" style:font-size-asian="12pt" style:font-size-complex="12pt"/>
    </style:style>
    <style:style style:name="T18_48" style:family="text">
      <style:text-properties fo:font-size="12pt" style:font-size-asian="12pt" style:font-size-complex="12pt"/>
    </style:style>
    <style:style style:name="T18_49" style:family="text">
      <style:text-properties fo:font-size="12pt" style:font-size-asian="12pt" style:font-size-complex="12pt"/>
    </style:style>
    <style:style style:name="T18_50" style:family="text">
      <style:text-properties fo:font-size="12pt" style:font-size-asian="12pt" style:font-size-complex="12pt"/>
    </style:style>
    <style:style style:name="T18_5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Liens</text:span><text:span text:style-name="T1_2"><text:s/></text:span><text:span text:style-name="T1_3">Hx</text:span><text:span text:style-name="T1_4">-</text:span><text:span text:style-name="T1_5">cordova</text:span></text:p>
      <text:list text:style-name="LS1" xml:id="list0">
        <text:list-item>
          <text:p text:style-name="P2"><text:span text:style-name="T2_1">Download</text:span><text:span text:style-name="T2_2"><text:s/></text:span><text:span text:style-name="T2_3">from</text:span><text:span text:style-name="T2_4"><text:s/></text:span><text:span text:style-name="T2_5">G</text:span><text:span text:style-name="T2_6"><text:s/></text:span><text:span text:style-name="T2_7">Play</text:span><text:span text:style-name="T2_8"><text:s/>:<text:s/></text:span></text:p>
          <text:list>
            <text:list-item>
              <text:p text:style-name="P3"><text:span text:style-name="T3_1">Exemples</text:span><text:span text:style-name="T3_2"><text:s/></text:span><text:span text:style-name="T3_3">plugins</text:span><text:span text:style-name="T3_4"><text:s text:c="2"/>:<text:s/><text:line-break/></text:span><text:span text:style-name="T3_5"><text:a xlink:type="simple" xlink:href="https://play.google.com/store/apps/details?id=net.pixaline.geoloc"><text:span text:style-name="T3_6">https</text:span></text:a></text:span><text:span text:style-name="T3_7"><text:a xlink:type="simple" xlink:href="https://play.google.com/store/apps/details?id=net.pixaline.geoloc"><text:span text:style-name="T3_8">://</text:span></text:a></text:span><text:span text:style-name="T3_9"><text:a xlink:type="simple" xlink:href="https://play.google.com/store/apps/details?id=net.pixaline.geoloc"><text:span text:style-name="T3_10">play</text:span></text:a></text:span><text:span text:style-name="T3_11"><text:a xlink:type="simple" xlink:href="https://play.google.com/store/apps/details?id=net.pixaline.geoloc"><text:span text:style-name="T3_12">.</text:span></text:a></text:span><text:span text:style-name="T3_13"><text:a xlink:type="simple" xlink:href="https://play.google.com/store/apps/details?id=net.pixaline.geoloc"><text:span text:style-name="T3_14">google</text:span></text:a></text:span><text:span text:style-name="T3_15"><text:a xlink:type="simple" xlink:href="https://play.google.com/store/apps/details?id=net.pixaline.geoloc"><text:span text:style-name="T3_16">.</text:span></text:a></text:span><text:span text:style-name="T3_17"><text:a xlink:type="simple" xlink:href="https://play.google.com/store/apps/details?id=net.pixaline.geoloc"><text:span text:style-name="T3_18">com</text:span></text:a></text:span><text:span text:style-name="T3_19"><text:a xlink:type="simple" xlink:href="https://play.google.com/store/apps/details?id=net.pixaline.geoloc"><text:span text:style-name="T3_20">/</text:span></text:a></text:span><text:span text:style-name="T3_21"><text:a xlink:type="simple" xlink:href="https://play.google.com/store/apps/details?id=net.pixaline.geoloc"><text:span text:style-name="T3_22">store</text:span></text:a></text:span><text:span text:style-name="T3_23"><text:a xlink:type="simple" xlink:href="https://play.google.com/store/apps/details?id=net.pixaline.geoloc"><text:span text:style-name="T3_24">/</text:span></text:a></text:span><text:span text:style-name="T3_25"><text:a xlink:type="simple" xlink:href="https://play.google.com/store/apps/details?id=net.pixaline.geoloc"><text:span text:style-name="T3_26">apps</text:span></text:a></text:span><text:span text:style-name="T3_27"><text:a xlink:type="simple" xlink:href="https://play.google.com/store/apps/details?id=net.pixaline.geoloc"><text:span text:style-name="T3_28">/</text:span></text:a></text:span><text:span text:style-name="T3_29"><text:a xlink:type="simple" xlink:href="https://play.google.com/store/apps/details?id=net.pixaline.geoloc"><text:span text:style-name="T3_30">details</text:span></text:a></text:span><text:span text:style-name="T3_31"><text:a xlink:type="simple" xlink:href="https://play.google.com/store/apps/details?id=net.pixaline.geoloc"><text:span text:style-name="T3_32">?</text:span></text:a></text:span><text:span text:style-name="T3_33"><text:a xlink:type="simple" xlink:href="https://play.google.com/store/apps/details?id=net.pixaline.geoloc"><text:span text:style-name="T3_34">id</text:span></text:a></text:span><text:span text:style-name="T3_35"><text:a xlink:type="simple" xlink:href="https://play.google.com/store/apps/details?id=net.pixaline.geoloc"><text:span text:style-name="T3_36">=</text:span></text:a></text:span><text:span text:style-name="T3_37"><text:a xlink:type="simple" xlink:href="https://play.google.com/store/apps/details?id=net.pixaline.geoloc"><text:span text:style-name="T3_38">net</text:span></text:a></text:span><text:span text:style-name="T3_39"><text:a xlink:type="simple" xlink:href="https://play.google.com/store/apps/details?id=net.pixaline.geoloc"><text:span text:style-name="T3_40">.</text:span></text:a></text:span><text:span text:style-name="T3_41"><text:a xlink:type="simple" xlink:href="https://play.google.com/store/apps/details?id=net.pixaline.geoloc"><text:span text:style-name="T3_42">pixaline</text:span></text:a></text:span><text:span text:style-name="T3_43"><text:a xlink:type="simple" xlink:href="https://play.google.com/store/apps/details?id=net.pixaline.geoloc"><text:span text:style-name="T3_44">.</text:span></text:a></text:span><text:span text:style-name="T3_45"><text:a xlink:type="simple" xlink:href="https://play.google.com/store/apps/details?id=net.pixaline.geoloc"><text:span text:style-name="T3_46">geoloc</text:span></text:a></text:span></text:p>
            </text:list-item>
            <text:list-item>
              <text:p text:style-name="P4"><text:span text:style-name="T4_1">Exemple</text:span><text:span text:style-name="T4_2"><text:s/></text:span><text:span text:style-name="T4_3">II</text:span><text:span text:style-name="T4_4"><text:s/></text:span><text:span text:style-name="T4_5">mixte</text:span><text:span text:style-name="T4_6">:<text:line-break/></text:span><text:span text:style-name="T4_7"><text:a xlink:type="simple" xlink:href="https://play.google.com/store/apps/details?id=net.pixaline.uicompo"><text:span text:style-name="T4_8">https</text:span></text:a></text:span><text:span text:style-name="T4_9"><text:a xlink:type="simple" xlink:href="https://play.google.com/store/apps/details?id=net.pixaline.uicompo"><text:span text:style-name="T4_10">://</text:span></text:a></text:span><text:span text:style-name="T4_11"><text:a xlink:type="simple" xlink:href="https://play.google.com/store/apps/details?id=net.pixaline.uicompo"><text:span text:style-name="T4_12">play</text:span></text:a></text:span><text:span text:style-name="T4_13"><text:a xlink:type="simple" xlink:href="https://play.google.com/store/apps/details?id=net.pixaline.uicompo"><text:span text:style-name="T4_14">.</text:span></text:a></text:span><text:span text:style-name="T4_15"><text:a xlink:type="simple" xlink:href="https://play.google.com/store/apps/details?id=net.pixaline.uicompo"><text:span text:style-name="T4_16">google</text:span></text:a></text:span><text:span text:style-name="T4_17"><text:a xlink:type="simple" xlink:href="https://play.google.com/store/apps/details?id=net.pixaline.uicompo"><text:span text:style-name="T4_18">.</text:span></text:a></text:span><text:span text:style-name="T4_19"><text:a xlink:type="simple" xlink:href="https://play.google.com/store/apps/details?id=net.pixaline.uicompo"><text:span text:style-name="T4_20">com</text:span></text:a></text:span><text:span text:style-name="T4_21"><text:a xlink:type="simple" xlink:href="https://play.google.com/store/apps/details?id=net.pixaline.uicompo"><text:span text:style-name="T4_22">/</text:span></text:a></text:span><text:span text:style-name="T4_23"><text:a xlink:type="simple" xlink:href="https://play.google.com/store/apps/details?id=net.pixaline.uicompo"><text:span text:style-name="T4_24">store</text:span></text:a></text:span><text:span text:style-name="T4_25"><text:a xlink:type="simple" xlink:href="https://play.google.com/store/apps/details?id=net.pixaline.uicompo"><text:span text:style-name="T4_26">/</text:span></text:a></text:span><text:span text:style-name="T4_27"><text:a xlink:type="simple" xlink:href="https://play.google.com/store/apps/details?id=net.pixaline.uicompo"><text:span text:style-name="T4_28">apps</text:span></text:a></text:span><text:span text:style-name="T4_29"><text:a xlink:type="simple" xlink:href="https://play.google.com/store/apps/details?id=net.pixaline.uicompo"><text:span text:style-name="T4_30">/</text:span></text:a></text:span><text:span text:style-name="T4_31"><text:a xlink:type="simple" xlink:href="https://play.google.com/store/apps/details?id=net.pixaline.uicompo"><text:span text:style-name="T4_32">details</text:span></text:a></text:span><text:span text:style-name="T4_33"><text:a xlink:type="simple" xlink:href="https://play.google.com/store/apps/details?id=net.pixaline.uicompo"><text:span text:style-name="T4_34">?</text:span></text:a></text:span><text:span text:style-name="T4_35"><text:a xlink:type="simple" xlink:href="https://play.google.com/store/apps/details?id=net.pixaline.uicompo"><text:span text:style-name="T4_36">id</text:span></text:a></text:span><text:span text:style-name="T4_37"><text:a xlink:type="simple" xlink:href="https://play.google.com/store/apps/details?id=net.pixaline.uicompo"><text:span text:style-name="T4_38">=</text:span></text:a></text:span><text:span text:style-name="T4_39"><text:a xlink:type="simple" xlink:href="https://play.google.com/store/apps/details?id=net.pixaline.uicompo"><text:span text:style-name="T4_40">net</text:span></text:a></text:span><text:span text:style-name="T4_41"><text:a xlink:type="simple" xlink:href="https://play.google.com/store/apps/details?id=net.pixaline.uicompo"><text:span text:style-name="T4_42">.</text:span></text:a></text:span><text:span text:style-name="T4_43"><text:a xlink:type="simple" xlink:href="https://play.google.com/store/apps/details?id=net.pixaline.uicompo"><text:span text:style-name="T4_44">pixaline</text:span></text:a></text:span><text:span text:style-name="T4_45"><text:a xlink:type="simple" xlink:href="https://play.google.com/store/apps/details?id=net.pixaline.uicompo"><text:span text:style-name="T4_46">.</text:span></text:a></text:span><text:span text:style-name="T4_47"><text:a xlink:type="simple" xlink:href="https://play.google.com/store/apps/details?id=net.pixaline.uicompo"><text:span text:style-name="T4_48">uicompo</text:span></text:a></text:span><text:span text:style-name="T4_49"><text:line-break/></text:span><text:span text:style-name="T4_50">ou</text:span><text:span text:style-name="T4_51"><text:s/></text:span><text:span text:style-name="T4_52">bien</text:span><text:span text:style-name="T4_53">:</text:span></text:p>
            </text:list-item>
            <text:list-item>
              <text:p text:style-name="P5"><text:span text:style-name="T5_1">Play</text:span><text:span text:style-name="T5_2"><text:s/></text:span><text:span text:style-name="T5_3">Store</text:span><text:span text:style-name="T5_4"><text:s/></text:span><text:span text:style-name="T5_5">sur</text:span><text:span text:style-name="T5_6"><text:s/></text:span><text:span text:style-name="T5_7">le</text:span><text:span text:style-name="T5_8"><text:s/></text:span><text:span text:style-name="T5_9">mobile</text:span><text:span text:style-name="T5_10"><text:s/>&gt;<text:s/></text:span><text:span text:style-name="T5_11">recherche</text:span><text:span text:style-name="T5_12"><text:s/>&gt;<text:s/></text:span><text:span text:style-name="T5_13">Apix</text:span><text:span text:style-name="T5_14"><text:line-break/></text:span><text:span text:style-name="T5_15">installer</text:span><text:span text:style-name="T5_16"><text:s/>“</text:span><text:span text:style-name="T5_17">apix</text:span><text:span text:style-name="T5_18"><text:s/></text:span><text:span text:style-name="T5_19">cordova</text:span><text:span text:style-name="T5_20"><text:s/></text:span><text:span text:style-name="T5_21">demo</text:span><text:span text:style-name="T5_22">”<text:s/></text:span><text:span text:style-name="T5_23">et</text:span><text:span text:style-name="T5_24"><text:s text:c="2"/>“</text:span><text:span text:style-name="T5_25">apix</text:span><text:span text:style-name="T5_26"><text:s/></text:span><text:span text:style-name="T5_27">UICompo</text:span><text:span text:style-name="T5_28">”<text:s/></text:span></text:p>
            </text:list-item>
          </text:list>
        </text:list-item>
      </text:list>
      <text:p text:style-name="P6"><text:span text:style-name="T6_1"><text:tab/></text:span></text:p>
      <text:list text:style-name="LS2" xml:id="list4">
        <text:list-item>
          <text:p text:style-name="P7"><text:span text:style-name="T7_1">Installations</text:span><text:span text:style-name="T7_2"><text:s/>:</text:span><text:span text:style-name="T7_3"><text:line-break/></text:span><text:span text:style-name="T7_4"><text:a xlink:type="simple" xlink:href="https://drive.google.com/open?id=1MnxaZc4_HAPy4z21w4506eVFxh6fd3hUJYHl-9uWJzM&amp;authuser=0"><text:span text:style-name="T7_5">https</text:span></text:a></text:span><text:span text:style-name="T7_6"><text:a xlink:type="simple" xlink:href="https://drive.google.com/open?id=1MnxaZc4_HAPy4z21w4506eVFxh6fd3hUJYHl-9uWJzM&amp;authuser=0"><text:span text:style-name="T7_7">://</text:span></text:a></text:span><text:span text:style-name="T7_8"><text:a xlink:type="simple" xlink:href="https://drive.google.com/open?id=1MnxaZc4_HAPy4z21w4506eVFxh6fd3hUJYHl-9uWJzM&amp;authuser=0"><text:span text:style-name="T7_9">drive</text:span></text:a></text:span><text:span text:style-name="T7_10"><text:a xlink:type="simple" xlink:href="https://drive.google.com/open?id=1MnxaZc4_HAPy4z21w4506eVFxh6fd3hUJYHl-9uWJzM&amp;authuser=0"><text:span text:style-name="T7_11">.</text:span></text:a></text:span><text:span text:style-name="T7_12"><text:a xlink:type="simple" xlink:href="https://drive.google.com/open?id=1MnxaZc4_HAPy4z21w4506eVFxh6fd3hUJYHl-9uWJzM&amp;authuser=0"><text:span text:style-name="T7_13">google</text:span></text:a></text:span><text:span text:style-name="T7_14"><text:a xlink:type="simple" xlink:href="https://drive.google.com/open?id=1MnxaZc4_HAPy4z21w4506eVFxh6fd3hUJYHl-9uWJzM&amp;authuser=0"><text:span text:style-name="T7_15">.</text:span></text:a></text:span><text:span text:style-name="T7_16"><text:a xlink:type="simple" xlink:href="https://drive.google.com/open?id=1MnxaZc4_HAPy4z21w4506eVFxh6fd3hUJYHl-9uWJzM&amp;authuser=0"><text:span text:style-name="T7_17">com</text:span></text:a></text:span><text:span text:style-name="T7_18"><text:a xlink:type="simple" xlink:href="https://drive.google.com/open?id=1MnxaZc4_HAPy4z21w4506eVFxh6fd3hUJYHl-9uWJzM&amp;authuser=0"><text:span text:style-name="T7_19">/</text:span></text:a></text:span><text:span text:style-name="T7_20"><text:a xlink:type="simple" xlink:href="https://drive.google.com/open?id=1MnxaZc4_HAPy4z21w4506eVFxh6fd3hUJYHl-9uWJzM&amp;authuser=0"><text:span text:style-name="T7_21">open</text:span></text:a></text:span><text:span text:style-name="T7_22"><text:a xlink:type="simple" xlink:href="https://drive.google.com/open?id=1MnxaZc4_HAPy4z21w4506eVFxh6fd3hUJYHl-9uWJzM&amp;authuser=0"><text:span text:style-name="T7_23">?</text:span></text:a></text:span><text:span text:style-name="T7_24"><text:a xlink:type="simple" xlink:href="https://drive.google.com/open?id=1MnxaZc4_HAPy4z21w4506eVFxh6fd3hUJYHl-9uWJzM&amp;authuser=0"><text:span text:style-name="T7_25">id</text:span></text:a></text:span><text:span text:style-name="T7_26"><text:a xlink:type="simple" xlink:href="https://drive.google.com/open?id=1MnxaZc4_HAPy4z21w4506eVFxh6fd3hUJYHl-9uWJzM&amp;authuser=0"><text:span text:style-name="T7_27">=1</text:span></text:a></text:span><text:span text:style-name="T7_28"><text:a xlink:type="simple" xlink:href="https://drive.google.com/open?id=1MnxaZc4_HAPy4z21w4506eVFxh6fd3hUJYHl-9uWJzM&amp;authuser=0"><text:span text:style-name="T7_29">MnxaZc</text:span></text:a></text:span><text:span text:style-name="T7_30"><text:a xlink:type="simple" xlink:href="https://drive.google.com/open?id=1MnxaZc4_HAPy4z21w4506eVFxh6fd3hUJYHl-9uWJzM&amp;authuser=0"><text:span text:style-name="T7_31">4_</text:span></text:a></text:span><text:span text:style-name="T7_32"><text:a xlink:type="simple" xlink:href="https://drive.google.com/open?id=1MnxaZc4_HAPy4z21w4506eVFxh6fd3hUJYHl-9uWJzM&amp;authuser=0"><text:span text:style-name="T7_33">HAPy</text:span></text:a></text:span><text:span text:style-name="T7_34"><text:a xlink:type="simple" xlink:href="https://drive.google.com/open?id=1MnxaZc4_HAPy4z21w4506eVFxh6fd3hUJYHl-9uWJzM&amp;authuser=0"><text:span text:style-name="T7_35">4</text:span></text:a></text:span><text:span text:style-name="T7_36"><text:a xlink:type="simple" xlink:href="https://drive.google.com/open?id=1MnxaZc4_HAPy4z21w4506eVFxh6fd3hUJYHl-9uWJzM&amp;authuser=0"><text:span text:style-name="T7_37">z</text:span></text:a></text:span><text:span text:style-name="T7_38"><text:a xlink:type="simple" xlink:href="https://drive.google.com/open?id=1MnxaZc4_HAPy4z21w4506eVFxh6fd3hUJYHl-9uWJzM&amp;authuser=0"><text:span text:style-name="T7_39">21</text:span></text:a></text:span><text:span text:style-name="T7_40"><text:a xlink:type="simple" xlink:href="https://drive.google.com/open?id=1MnxaZc4_HAPy4z21w4506eVFxh6fd3hUJYHl-9uWJzM&amp;authuser=0"><text:span text:style-name="T7_41">w</text:span></text:a></text:span><text:span text:style-name="T7_42"><text:a xlink:type="simple" xlink:href="https://drive.google.com/open?id=1MnxaZc4_HAPy4z21w4506eVFxh6fd3hUJYHl-9uWJzM&amp;authuser=0"><text:span text:style-name="T7_43">4506</text:span></text:a></text:span><text:span text:style-name="T7_44"><text:a xlink:type="simple" xlink:href="https://drive.google.com/open?id=1MnxaZc4_HAPy4z21w4506eVFxh6fd3hUJYHl-9uWJzM&amp;authuser=0"><text:span text:style-name="T7_45">eVFxh</text:span></text:a></text:span><text:span text:style-name="T7_46"><text:a xlink:type="simple" xlink:href="https://drive.google.com/open?id=1MnxaZc4_HAPy4z21w4506eVFxh6fd3hUJYHl-9uWJzM&amp;authuser=0"><text:span text:style-name="T7_47">6</text:span></text:a></text:span><text:span text:style-name="T7_48"><text:a xlink:type="simple" xlink:href="https://drive.google.com/open?id=1MnxaZc4_HAPy4z21w4506eVFxh6fd3hUJYHl-9uWJzM&amp;authuser=0"><text:span text:style-name="T7_49">fd</text:span></text:a></text:span><text:span text:style-name="T7_50"><text:a xlink:type="simple" xlink:href="https://drive.google.com/open?id=1MnxaZc4_HAPy4z21w4506eVFxh6fd3hUJYHl-9uWJzM&amp;authuser=0"><text:span text:style-name="T7_51">3</text:span></text:a></text:span><text:span text:style-name="T7_52"><text:a xlink:type="simple" xlink:href="https://drive.google.com/open?id=1MnxaZc4_HAPy4z21w4506eVFxh6fd3hUJYHl-9uWJzM&amp;authuser=0"><text:span text:style-name="T7_53">hUJYHl</text:span></text:a></text:span><text:span text:style-name="T7_54"><text:a xlink:type="simple" xlink:href="https://drive.google.com/open?id=1MnxaZc4_HAPy4z21w4506eVFxh6fd3hUJYHl-9uWJzM&amp;authuser=0"><text:span text:style-name="T7_55">-9</text:span></text:a></text:span><text:span text:style-name="T7_56"><text:a xlink:type="simple" xlink:href="https://drive.google.com/open?id=1MnxaZc4_HAPy4z21w4506eVFxh6fd3hUJYHl-9uWJzM&amp;authuser=0"><text:span text:style-name="T7_57">uWJzM</text:span></text:a></text:span><text:span text:style-name="T7_58"><text:a xlink:type="simple" xlink:href="https://drive.google.com/open?id=1MnxaZc4_HAPy4z21w4506eVFxh6fd3hUJYHl-9uWJzM&amp;authuser=0"><text:span text:style-name="T7_59">&amp;</text:span></text:a></text:span><text:span text:style-name="T7_60"><text:a xlink:type="simple" xlink:href="https://drive.google.com/open?id=1MnxaZc4_HAPy4z21w4506eVFxh6fd3hUJYHl-9uWJzM&amp;authuser=0"><text:span text:style-name="T7_61">authuser</text:span></text:a></text:span><text:span text:style-name="T7_62"><text:a xlink:type="simple" xlink:href="https://drive.google.com/open?id=1MnxaZc4_HAPy4z21w4506eVFxh6fd3hUJYHl-9uWJzM&amp;authuser=0"><text:span text:style-name="T7_63">=0</text:span></text:a></text:span></text:p>
        </text:list-item>
      </text:list>
      <text:p text:style-name="P8"/>
      <text:list text:style-name="LS3" xml:id="list5">
        <text:list-item>
          <text:p text:style-name="P9"><text:span text:style-name="T9_1">Développements</text:span><text:span text:style-name="T9_2"><text:s/>:</text:span></text:p>
          <text:list>
            <text:list-item>
              <text:p text:style-name="P10"><text:span text:style-name="T10_1">Dossier</text:span><text:span text:style-name="T10_2"><text:s/></text:span><text:span text:style-name="T10_3">commun</text:span><text:span text:style-name="T10_4"><text:s/>:<text:tab/><text:line-break/></text:span><text:span text:style-name="T10_5">compte</text:span><text:span text:style-name="T10_6"><text:s/></text:span><text:span text:style-name="T10_7">shared</text:span><text:span text:style-name="T10_8"><text:s/></text:span><text:span text:style-name="T10_9">Gdocs</text:span><text:span text:style-name="T10_10"><text:s/>:<text:s/></text:span><text:span text:style-name="T10_11"><text:a xlink:type="simple" xlink:href="mailto:cordosample@gmail.com"><text:span text:style-name="T10_12">cordosample</text:span></text:a></text:span><text:span text:style-name="T10_13"><text:a xlink:type="simple" xlink:href="mailto:cordosample@gmail.com"><text:span text:style-name="T10_14">@</text:span></text:a></text:span><text:span text:style-name="T10_15"><text:a xlink:type="simple" xlink:href="mailto:cordosample@gmail.com"><text:span text:style-name="T10_16">gmail</text:span></text:a></text:span><text:span text:style-name="T10_17"><text:a xlink:type="simple" xlink:href="mailto:cordosample@gmail.com"><text:span text:style-name="T10_18">.</text:span></text:a></text:span><text:span text:style-name="T10_19"><text:a xlink:type="simple" xlink:href="mailto:cordosample@gmail.com"><text:span text:style-name="T10_20">com</text:span></text:a></text:span><text:span text:style-name="T10_21"><text:s/>&amp;<text:s/></text:span><text:span text:style-name="T10_22">clavier</text:span><text:span text:style-name="T10_23">+2015<text:s/><text:line-break/></text:span><text:span text:style-name="T10_24">Accès</text:span><text:span text:style-name="T10_25"><text:s/></text:span><text:span text:style-name="T10_26">dossier</text:span><text:span text:style-name="T10_27"><text:s/></text:span><text:span text:style-name="T10_28">partagé</text:span><text:span text:style-name="T10_29"><text:s/></text:span><text:span text:style-name="T10_30"><text:a xlink:type="simple" xlink:href="https://drive.google.com/folderview?id=0B1nX5rwWbBRifnBxRENYbGtySFR4ckNDZGtSX0hxMVZ1czJrTTJfQmhvVnlsSGNHWlBRTEk&amp;usp=sharing"><text:span text:style-name="T10_31">https</text:span></text:a></text:span><text:span text:style-name="T10_32"><text:a xlink:type="simple" xlink:href="https://drive.google.com/folderview?id=0B1nX5rwWbBRifnBxRENYbGtySFR4ckNDZGtSX0hxMVZ1czJrTTJfQmhvVnlsSGNHWlBRTEk&amp;usp=sharing"><text:span text:style-name="T10_33">://</text:span></text:a></text:span><text:span text:style-name="T10_34"><text:a xlink:type="simple" xlink:href="https://drive.google.com/folderview?id=0B1nX5rwWbBRifnBxRENYbGtySFR4ckNDZGtSX0hxMVZ1czJrTTJfQmhvVnlsSGNHWlBRTEk&amp;usp=sharing"><text:span text:style-name="T10_35">drive</text:span></text:a></text:span><text:span text:style-name="T10_36"><text:a xlink:type="simple" xlink:href="https://drive.google.com/folderview?id=0B1nX5rwWbBRifnBxRENYbGtySFR4ckNDZGtSX0hxMVZ1czJrTTJfQmhvVnlsSGNHWlBRTEk&amp;usp=sharing"><text:span text:style-name="T10_37">.</text:span></text:a></text:span><text:span text:style-name="T10_38"><text:a xlink:type="simple" xlink:href="https://drive.google.com/folderview?id=0B1nX5rwWbBRifnBxRENYbGtySFR4ckNDZGtSX0hxMVZ1czJrTTJfQmhvVnlsSGNHWlBRTEk&amp;usp=sharing"><text:span text:style-name="T10_39">google</text:span></text:a></text:span><text:span text:style-name="T10_40"><text:a xlink:type="simple" xlink:href="https://drive.google.com/folderview?id=0B1nX5rwWbBRifnBxRENYbGtySFR4ckNDZGtSX0hxMVZ1czJrTTJfQmhvVnlsSGNHWlBRTEk&amp;usp=sharing"><text:span text:style-name="T10_41">.</text:span></text:a></text:span><text:span text:style-name="T10_42"><text:a xlink:type="simple" xlink:href="https://drive.google.com/folderview?id=0B1nX5rwWbBRifnBxRENYbGtySFR4ckNDZGtSX0hxMVZ1czJrTTJfQmhvVnlsSGNHWlBRTEk&amp;usp=sharing"><text:span text:style-name="T10_43">com</text:span></text:a></text:span><text:span text:style-name="T10_44"><text:a xlink:type="simple" xlink:href="https://drive.google.com/folderview?id=0B1nX5rwWbBRifnBxRENYbGtySFR4ckNDZGtSX0hxMVZ1czJrTTJfQmhvVnlsSGNHWlBRTEk&amp;usp=sharing"><text:span text:style-name="T10_45">/</text:span></text:a></text:span><text:span text:style-name="T10_46"><text:a xlink:type="simple" xlink:href="https://drive.google.com/folderview?id=0B1nX5rwWbBRifnBxRENYbGtySFR4ckNDZGtSX0hxMVZ1czJrTTJfQmhvVnlsSGNHWlBRTEk&amp;usp=sharing"><text:span text:style-name="T10_47">folderview</text:span></text:a></text:span><text:span text:style-name="T10_48"><text:a xlink:type="simple" xlink:href="https://drive.google.com/folderview?id=0B1nX5rwWbBRifnBxRENYbGtySFR4ckNDZGtSX0hxMVZ1czJrTTJfQmhvVnlsSGNHWlBRTEk&amp;usp=sharing"><text:span text:style-name="T10_49">?</text:span></text:a></text:span><text:span text:style-name="T10_50"><text:a xlink:type="simple" xlink:href="https://drive.google.com/folderview?id=0B1nX5rwWbBRifnBxRENYbGtySFR4ckNDZGtSX0hxMVZ1czJrTTJfQmhvVnlsSGNHWlBRTEk&amp;usp=sharing"><text:span text:style-name="T10_51">id</text:span></text:a></text:span><text:span text:style-name="T10_52"><text:a xlink:type="simple" xlink:href="https://drive.google.com/folderview?id=0B1nX5rwWbBRifnBxRENYbGtySFR4ckNDZGtSX0hxMVZ1czJrTTJfQmhvVnlsSGNHWlBRTEk&amp;usp=sharing"><text:span text:style-name="T10_53">=0</text:span></text:a></text:span><text:span text:style-name="T10_54"><text:a xlink:type="simple" xlink:href="https://drive.google.com/folderview?id=0B1nX5rwWbBRifnBxRENYbGtySFR4ckNDZGtSX0hxMVZ1czJrTTJfQmhvVnlsSGNHWlBRTEk&amp;usp=sharing"><text:span text:style-name="T10_55">B</text:span></text:a></text:span><text:span text:style-name="T10_56"><text:a xlink:type="simple" xlink:href="https://drive.google.com/folderview?id=0B1nX5rwWbBRifnBxRENYbGtySFR4ckNDZGtSX0hxMVZ1czJrTTJfQmhvVnlsSGNHWlBRTEk&amp;usp=sharing"><text:span text:style-name="T10_57">1</text:span></text:a></text:span><text:span text:style-name="T10_58"><text:a xlink:type="simple" xlink:href="https://drive.google.com/folderview?id=0B1nX5rwWbBRifnBxRENYbGtySFR4ckNDZGtSX0hxMVZ1czJrTTJfQmhvVnlsSGNHWlBRTEk&amp;usp=sharing"><text:span text:style-name="T10_59">nX</text:span></text:a></text:span><text:span text:style-name="T10_60"><text:a xlink:type="simple" xlink:href="https://drive.google.com/folderview?id=0B1nX5rwWbBRifnBxRENYbGtySFR4ckNDZGtSX0hxMVZ1czJrTTJfQmhvVnlsSGNHWlBRTEk&amp;usp=sharing"><text:span text:style-name="T10_61">5</text:span></text:a></text:span><text:span text:style-name="T10_62"><text:a xlink:type="simple" xlink:href="https://drive.google.com/folderview?id=0B1nX5rwWbBRifnBxRENYbGtySFR4ckNDZGtSX0hxMVZ1czJrTTJfQmhvVnlsSGNHWlBRTEk&amp;usp=sharing"><text:span text:style-name="T10_63">rwWbBRifnBxRENYbGtySFR</text:span></text:a></text:span><text:span text:style-name="T10_64"><text:a xlink:type="simple" xlink:href="https://drive.google.com/folderview?id=0B1nX5rwWbBRifnBxRENYbGtySFR4ckNDZGtSX0hxMVZ1czJrTTJfQmhvVnlsSGNHWlBRTEk&amp;usp=sharing"><text:span text:style-name="T10_65">4</text:span></text:a></text:span><text:span text:style-name="T10_66"><text:a xlink:type="simple" xlink:href="https://drive.google.com/folderview?id=0B1nX5rwWbBRifnBxRENYbGtySFR4ckNDZGtSX0hxMVZ1czJrTTJfQmhvVnlsSGNHWlBRTEk&amp;usp=sharing"><text:span text:style-name="T10_67">ckNDZGtSX</text:span></text:a></text:span><text:span text:style-name="T10_68"><text:a xlink:type="simple" xlink:href="https://drive.google.com/folderview?id=0B1nX5rwWbBRifnBxRENYbGtySFR4ckNDZGtSX0hxMVZ1czJrTTJfQmhvVnlsSGNHWlBRTEk&amp;usp=sharing"><text:span text:style-name="T10_69">0</text:span></text:a></text:span><text:span text:style-name="T10_70"><text:a xlink:type="simple" xlink:href="https://drive.google.com/folderview?id=0B1nX5rwWbBRifnBxRENYbGtySFR4ckNDZGtSX0hxMVZ1czJrTTJfQmhvVnlsSGNHWlBRTEk&amp;usp=sharing"><text:span text:style-name="T10_71">hxMVZ</text:span></text:a></text:span><text:span text:style-name="T10_72"><text:a xlink:type="simple" xlink:href="https://drive.google.com/folderview?id=0B1nX5rwWbBRifnBxRENYbGtySFR4ckNDZGtSX0hxMVZ1czJrTTJfQmhvVnlsSGNHWlBRTEk&amp;usp=sharing"><text:span text:style-name="T10_73">1</text:span></text:a></text:span><text:span text:style-name="T10_74"><text:a xlink:type="simple" xlink:href="https://drive.google.com/folderview?id=0B1nX5rwWbBRifnBxRENYbGtySFR4ckNDZGtSX0hxMVZ1czJrTTJfQmhvVnlsSGNHWlBRTEk&amp;usp=sharing"><text:span text:style-name="T10_75">czJrTTJfQmhvVnlsSGNHWlBRTEk</text:span></text:a></text:span><text:span text:style-name="T10_76"><text:a xlink:type="simple" xlink:href="https://drive.google.com/folderview?id=0B1nX5rwWbBRifnBxRENYbGtySFR4ckNDZGtSX0hxMVZ1czJrTTJfQmhvVnlsSGNHWlBRTEk&amp;usp=sharing"><text:span text:style-name="T10_77">&amp;</text:span></text:a></text:span><text:span text:style-name="T10_78"><text:a xlink:type="simple" xlink:href="https://drive.google.com/folderview?id=0B1nX5rwWbBRifnBxRENYbGtySFR4ckNDZGtSX0hxMVZ1czJrTTJfQmhvVnlsSGNHWlBRTEk&amp;usp=sharing"><text:span text:style-name="T10_79">usp</text:span></text:a></text:span><text:span text:style-name="T10_80"><text:a xlink:type="simple" xlink:href="https://drive.google.com/folderview?id=0B1nX5rwWbBRifnBxRENYbGtySFR4ckNDZGtSX0hxMVZ1czJrTTJfQmhvVnlsSGNHWlBRTEk&amp;usp=sharing"><text:span text:style-name="T10_81">=</text:span></text:a></text:span><text:span text:style-name="T10_82"><text:a xlink:type="simple" xlink:href="https://drive.google.com/folderview?id=0B1nX5rwWbBRifnBxRENYbGtySFR4ckNDZGtSX0hxMVZ1czJrTTJfQmhvVnlsSGNHWlBRTEk&amp;usp=sharing"><text:span text:style-name="T10_83">sharing</text:span></text:a></text:span></text:p>
            </text:list-item>
            <text:list-item>
              <text:p text:style-name="P11"><text:span text:style-name="T11_1">Source</text:span><text:span text:style-name="T11_2"><text:s/></text:span><text:span text:style-name="T11_3">cordova</text:span><text:span text:style-name="T11_4">.</text:span><text:span text:style-name="T11_5">js</text:span><text:span text:style-name="T11_6"><text:s/></text:span><text:span text:style-name="T11_7">full</text:span><text:span text:style-name="T11_8">:<text:line-break/></text:span><text:span text:style-name="T11_9"><text:a xlink:type="simple" xlink:href="https://code.google.com/a/eclipselabs.org/p/mobile-web-development-with-phonegap/source/browse/trunk/com.mds.apg/resources/phonegap/1.9.0/cordova-1.9.0.js?r=172"><text:span text:style-name="T11_10">https</text:span></text:a></text:span><text:span text:style-name="T11_11"><text:a xlink:type="simple" xlink:href="https://code.google.com/a/eclipselabs.org/p/mobile-web-development-with-phonegap/source/browse/trunk/com.mds.apg/resources/phonegap/1.9.0/cordova-1.9.0.js?r=172"><text:span text:style-name="T11_12">://</text:span></text:a></text:span><text:span text:style-name="T11_13"><text:a xlink:type="simple" xlink:href="https://code.google.com/a/eclipselabs.org/p/mobile-web-development-with-phonegap/source/browse/trunk/com.mds.apg/resources/phonegap/1.9.0/cordova-1.9.0.js?r=172"><text:span text:style-name="T11_14">code</text:span></text:a></text:span><text:span text:style-name="T11_15"><text:a xlink:type="simple" xlink:href="https://code.google.com/a/eclipselabs.org/p/mobile-web-development-with-phonegap/source/browse/trunk/com.mds.apg/resources/phonegap/1.9.0/cordova-1.9.0.js?r=172"><text:span text:style-name="T11_16">.</text:span></text:a></text:span><text:span text:style-name="T11_17"><text:a xlink:type="simple" xlink:href="https://code.google.com/a/eclipselabs.org/p/mobile-web-development-with-phonegap/source/browse/trunk/com.mds.apg/resources/phonegap/1.9.0/cordova-1.9.0.js?r=172"><text:span text:style-name="T11_18">google</text:span></text:a></text:span><text:span text:style-name="T11_19"><text:a xlink:type="simple" xlink:href="https://code.google.com/a/eclipselabs.org/p/mobile-web-development-with-phonegap/source/browse/trunk/com.mds.apg/resources/phonegap/1.9.0/cordova-1.9.0.js?r=172"><text:span text:style-name="T11_20">.</text:span></text:a></text:span><text:span text:style-name="T11_21"><text:a xlink:type="simple" xlink:href="https://code.google.com/a/eclipselabs.org/p/mobile-web-development-with-phonegap/source/browse/trunk/com.mds.apg/resources/phonegap/1.9.0/cordova-1.9.0.js?r=172"><text:span text:style-name="T11_22">com</text:span></text:a></text:span><text:span text:style-name="T11_23"><text:a xlink:type="simple" xlink:href="https://code.google.com/a/eclipselabs.org/p/mobile-web-development-with-phonegap/source/browse/trunk/com.mds.apg/resources/phonegap/1.9.0/cordova-1.9.0.js?r=172"><text:span text:style-name="T11_24">/</text:span></text:a></text:span><text:span text:style-name="T11_25"><text:a xlink:type="simple" xlink:href="https://code.google.com/a/eclipselabs.org/p/mobile-web-development-with-phonegap/source/browse/trunk/com.mds.apg/resources/phonegap/1.9.0/cordova-1.9.0.js?r=172"><text:span text:style-name="T11_26">a</text:span></text:a></text:span><text:span text:style-name="T11_27"><text:a xlink:type="simple" xlink:href="https://code.google.com/a/eclipselabs.org/p/mobile-web-development-with-phonegap/source/browse/trunk/com.mds.apg/resources/phonegap/1.9.0/cordova-1.9.0.js?r=172"><text:span text:style-name="T11_28">/</text:span></text:a></text:span><text:span text:style-name="T11_29"><text:a xlink:type="simple" xlink:href="https://code.google.com/a/eclipselabs.org/p/mobile-web-development-with-phonegap/source/browse/trunk/com.mds.apg/resources/phonegap/1.9.0/cordova-1.9.0.js?r=172"><text:span text:style-name="T11_30">eclipselabs</text:span></text:a></text:span><text:span text:style-name="T11_31"><text:a xlink:type="simple" xlink:href="https://code.google.com/a/eclipselabs.org/p/mobile-web-development-with-phonegap/source/browse/trunk/com.mds.apg/resources/phonegap/1.9.0/cordova-1.9.0.js?r=172"><text:span text:style-name="T11_32">.</text:span></text:a></text:span><text:span text:style-name="T11_33"><text:a xlink:type="simple" xlink:href="https://code.google.com/a/eclipselabs.org/p/mobile-web-development-with-phonegap/source/browse/trunk/com.mds.apg/resources/phonegap/1.9.0/cordova-1.9.0.js?r=172"><text:span text:style-name="T11_34">org</text:span></text:a></text:span><text:span text:style-name="T11_35"><text:a xlink:type="simple" xlink:href="https://code.google.com/a/eclipselabs.org/p/mobile-web-development-with-phonegap/source/browse/trunk/com.mds.apg/resources/phonegap/1.9.0/cordova-1.9.0.js?r=172"><text:span text:style-name="T11_36">/</text:span></text:a></text:span><text:span text:style-name="T11_37"><text:a xlink:type="simple" xlink:href="https://code.google.com/a/eclipselabs.org/p/mobile-web-development-with-phonegap/source/browse/trunk/com.mds.apg/resources/phonegap/1.9.0/cordova-1.9.0.js?r=172"><text:span text:style-name="T11_38">p</text:span></text:a></text:span><text:span text:style-name="T11_39"><text:a xlink:type="simple" xlink:href="https://code.google.com/a/eclipselabs.org/p/mobile-web-development-with-phonegap/source/browse/trunk/com.mds.apg/resources/phonegap/1.9.0/cordova-1.9.0.js?r=172"><text:span text:style-name="T11_40">/</text:span></text:a></text:span><text:span text:style-name="T11_41"><text:a xlink:type="simple" xlink:href="https://code.google.com/a/eclipselabs.org/p/mobile-web-development-with-phonegap/source/browse/trunk/com.mds.apg/resources/phonegap/1.9.0/cordova-1.9.0.js?r=172"><text:span text:style-name="T11_42">mobile</text:span></text:a></text:span><text:span text:style-name="T11_43"><text:a xlink:type="simple" xlink:href="https://code.google.com/a/eclipselabs.org/p/mobile-web-development-with-phonegap/source/browse/trunk/com.mds.apg/resources/phonegap/1.9.0/cordova-1.9.0.js?r=172"><text:span text:style-name="T11_44">-</text:span></text:a></text:span><text:span text:style-name="T11_45"><text:a xlink:type="simple" xlink:href="https://code.google.com/a/eclipselabs.org/p/mobile-web-development-with-phonegap/source/browse/trunk/com.mds.apg/resources/phonegap/1.9.0/cordova-1.9.0.js?r=172"><text:span text:style-name="T11_46">web</text:span></text:a></text:span><text:span text:style-name="T11_47"><text:a xlink:type="simple" xlink:href="https://code.google.com/a/eclipselabs.org/p/mobile-web-development-with-phonegap/source/browse/trunk/com.mds.apg/resources/phonegap/1.9.0/cordova-1.9.0.js?r=172"><text:span text:style-name="T11_48">-</text:span></text:a></text:span><text:span text:style-name="T11_49"><text:a xlink:type="simple" xlink:href="https://code.google.com/a/eclipselabs.org/p/mobile-web-development-with-phonegap/source/browse/trunk/com.mds.apg/resources/phonegap/1.9.0/cordova-1.9.0.js?r=172"><text:span text:style-name="T11_50">development</text:span></text:a></text:span><text:span text:style-name="T11_51"><text:a xlink:type="simple" xlink:href="https://code.google.com/a/eclipselabs.org/p/mobile-web-development-with-phonegap/source/browse/trunk/com.mds.apg/resources/phonegap/1.9.0/cordova-1.9.0.js?r=172"><text:span text:style-name="T11_52">-</text:span></text:a></text:span><text:span text:style-name="T11_53"><text:a xlink:type="simple" xlink:href="https://code.google.com/a/eclipselabs.org/p/mobile-web-development-with-phonegap/source/browse/trunk/com.mds.apg/resources/phonegap/1.9.0/cordova-1.9.0.js?r=172"><text:span text:style-name="T11_54">with</text:span></text:a></text:span><text:span text:style-name="T11_55"><text:a xlink:type="simple" xlink:href="https://code.google.com/a/eclipselabs.org/p/mobile-web-development-with-phonegap/source/browse/trunk/com.mds.apg/resources/phonegap/1.9.0/cordova-1.9.0.js?r=172"><text:span text:style-name="T11_56">-</text:span></text:a></text:span><text:span text:style-name="T11_57"><text:a xlink:type="simple" xlink:href="https://code.google.com/a/eclipselabs.org/p/mobile-web-development-with-phonegap/source/browse/trunk/com.mds.apg/resources/phonegap/1.9.0/cordova-1.9.0.js?r=172"><text:span text:style-name="T11_58">phonegap</text:span></text:a></text:span><text:span text:style-name="T11_59"><text:a xlink:type="simple" xlink:href="https://code.google.com/a/eclipselabs.org/p/mobile-web-development-with-phonegap/source/browse/trunk/com.mds.apg/resources/phonegap/1.9.0/cordova-1.9.0.js?r=172"><text:span text:style-name="T11_60">/</text:span></text:a></text:span><text:span text:style-name="T11_61"><text:a xlink:type="simple" xlink:href="https://code.google.com/a/eclipselabs.org/p/mobile-web-development-with-phonegap/source/browse/trunk/com.mds.apg/resources/phonegap/1.9.0/cordova-1.9.0.js?r=172"><text:span text:style-name="T11_62">source</text:span></text:a></text:span><text:span text:style-name="T11_63"><text:a xlink:type="simple" xlink:href="https://code.google.com/a/eclipselabs.org/p/mobile-web-development-with-phonegap/source/browse/trunk/com.mds.apg/resources/phonegap/1.9.0/cordova-1.9.0.js?r=172"><text:span text:style-name="T11_64">/</text:span></text:a></text:span><text:span text:style-name="T11_65"><text:a xlink:type="simple" xlink:href="https://code.google.com/a/eclipselabs.org/p/mobile-web-development-with-phonegap/source/browse/trunk/com.mds.apg/resources/phonegap/1.9.0/cordova-1.9.0.js?r=172"><text:span text:style-name="T11_66">browse</text:span></text:a></text:span><text:span text:style-name="T11_67"><text:a xlink:type="simple" xlink:href="https://code.google.com/a/eclipselabs.org/p/mobile-web-development-with-phonegap/source/browse/trunk/com.mds.apg/resources/phonegap/1.9.0/cordova-1.9.0.js?r=172"><text:span text:style-name="T11_68">/</text:span></text:a></text:span><text:span text:style-name="T11_69"><text:a xlink:type="simple" xlink:href="https://code.google.com/a/eclipselabs.org/p/mobile-web-development-with-phonegap/source/browse/trunk/com.mds.apg/resources/phonegap/1.9.0/cordova-1.9.0.js?r=172"><text:span text:style-name="T11_70">trunk</text:span></text:a></text:span><text:span text:style-name="T11_71"><text:a xlink:type="simple" xlink:href="https://code.google.com/a/eclipselabs.org/p/mobile-web-development-with-phonegap/source/browse/trunk/com.mds.apg/resources/phonegap/1.9.0/cordova-1.9.0.js?r=172"><text:span text:style-name="T11_72">/</text:span></text:a></text:span><text:span text:style-name="T11_73"><text:a xlink:type="simple" xlink:href="https://code.google.com/a/eclipselabs.org/p/mobile-web-development-with-phonegap/source/browse/trunk/com.mds.apg/resources/phonegap/1.9.0/cordova-1.9.0.js?r=172"><text:span text:style-name="T11_74">com</text:span></text:a></text:span><text:span text:style-name="T11_75"><text:a xlink:type="simple" xlink:href="https://code.google.com/a/eclipselabs.org/p/mobile-web-development-with-phonegap/source/browse/trunk/com.mds.apg/resources/phonegap/1.9.0/cordova-1.9.0.js?r=172"><text:span text:style-name="T11_76">.</text:span></text:a></text:span><text:span text:style-name="T11_77"><text:a xlink:type="simple" xlink:href="https://code.google.com/a/eclipselabs.org/p/mobile-web-development-with-phonegap/source/browse/trunk/com.mds.apg/resources/phonegap/1.9.0/cordova-1.9.0.js?r=172"><text:span text:style-name="T11_78">mds</text:span></text:a></text:span><text:span text:style-name="T11_79"><text:a xlink:type="simple" xlink:href="https://code.google.com/a/eclipselabs.org/p/mobile-web-development-with-phonegap/source/browse/trunk/com.mds.apg/resources/phonegap/1.9.0/cordova-1.9.0.js?r=172"><text:span text:style-name="T11_80">.</text:span></text:a></text:span><text:span text:style-name="T11_81"><text:a xlink:type="simple" xlink:href="https://code.google.com/a/eclipselabs.org/p/mobile-web-development-with-phonegap/source/browse/trunk/com.mds.apg/resources/phonegap/1.9.0/cordova-1.9.0.js?r=172"><text:span text:style-name="T11_82">apg</text:span></text:a></text:span><text:span text:style-name="T11_83"><text:a xlink:type="simple" xlink:href="https://code.google.com/a/eclipselabs.org/p/mobile-web-development-with-phonegap/source/browse/trunk/com.mds.apg/resources/phonegap/1.9.0/cordova-1.9.0.js?r=172"><text:span text:style-name="T11_84">/</text:span></text:a></text:span><text:span text:style-name="T11_85"><text:a xlink:type="simple" xlink:href="https://code.google.com/a/eclipselabs.org/p/mobile-web-development-with-phonegap/source/browse/trunk/com.mds.apg/resources/phonegap/1.9.0/cordova-1.9.0.js?r=172"><text:span text:style-name="T11_86">resources</text:span></text:a></text:span><text:span text:style-name="T11_87"><text:a xlink:type="simple" xlink:href="https://code.google.com/a/eclipselabs.org/p/mobile-web-development-with-phonegap/source/browse/trunk/com.mds.apg/resources/phonegap/1.9.0/cordova-1.9.0.js?r=172"><text:span text:style-name="T11_88">/</text:span></text:a></text:span><text:span text:style-name="T11_89"><text:a xlink:type="simple" xlink:href="https://code.google.com/a/eclipselabs.org/p/mobile-web-development-with-phonegap/source/browse/trunk/com.mds.apg/resources/phonegap/1.9.0/cordova-1.9.0.js?r=172"><text:span text:style-name="T11_90">phonegap</text:span></text:a></text:span><text:span text:style-name="T11_91"><text:a xlink:type="simple" xlink:href="https://code.google.com/a/eclipselabs.org/p/mobile-web-development-with-phonegap/source/browse/trunk/com.mds.apg/resources/phonegap/1.9.0/cordova-1.9.0.js?r=172"><text:span text:style-name="T11_92">/1.9.0/</text:span></text:a></text:span><text:span text:style-name="T11_93"><text:a xlink:type="simple" xlink:href="https://code.google.com/a/eclipselabs.org/p/mobile-web-development-with-phonegap/source/browse/trunk/com.mds.apg/resources/phonegap/1.9.0/cordova-1.9.0.js?r=172"><text:span text:style-name="T11_94">cordova</text:span></text:a></text:span><text:span text:style-name="T11_95"><text:a xlink:type="simple" xlink:href="https://code.google.com/a/eclipselabs.org/p/mobile-web-development-with-phonegap/source/browse/trunk/com.mds.apg/resources/phonegap/1.9.0/cordova-1.9.0.js?r=172"><text:span text:style-name="T11_96">-1.9.0.</text:span></text:a></text:span><text:span text:style-name="T11_97"><text:a xlink:type="simple" xlink:href="https://code.google.com/a/eclipselabs.org/p/mobile-web-development-with-phonegap/source/browse/trunk/com.mds.apg/resources/phonegap/1.9.0/cordova-1.9.0.js?r=172"><text:span text:style-name="T11_98">js</text:span></text:a></text:span><text:span text:style-name="T11_99"><text:a xlink:type="simple" xlink:href="https://code.google.com/a/eclipselabs.org/p/mobile-web-development-with-phonegap/source/browse/trunk/com.mds.apg/resources/phonegap/1.9.0/cordova-1.9.0.js?r=172"><text:span text:style-name="T11_100">?</text:span></text:a></text:span><text:span text:style-name="T11_101"><text:a xlink:type="simple" xlink:href="https://code.google.com/a/eclipselabs.org/p/mobile-web-development-with-phonegap/source/browse/trunk/com.mds.apg/resources/phonegap/1.9.0/cordova-1.9.0.js?r=172"><text:span text:style-name="T11_102">r</text:span></text:a></text:span><text:span text:style-name="T11_103"><text:a xlink:type="simple" xlink:href="https://code.google.com/a/eclipselabs.org/p/mobile-web-development-with-phonegap/source/browse/trunk/com.mds.apg/resources/phonegap/1.9.0/cordova-1.9.0.js?r=172"><text:span text:style-name="T11_104">=172</text:span></text:a></text:span><text:span text:style-name="T11_105"><text:line-break/></text:span><text:span text:style-name="T11_106">autre</text:span><text:span text:style-name="T11_107"><text:s/></text:span><text:span text:style-name="T11_108">extern</text:span><text:span text:style-name="T11_109"><text:line-break/></text:span><text:span text:style-name="T11_110"><text:a xlink:type="simple" xlink:href="http://code.google.com/p/haxe-hxcordova/source/browse/library/cordova/File.hx?r=92daf97342e8c55cab6c7b1c4fa6e9436e0ebfd4"><text:span text:style-name="T11_111">http</text:span></text:a></text:span><text:span text:style-name="T11_112"><text:a xlink:type="simple" xlink:href="http://code.google.com/p/haxe-hxcordova/source/browse/library/cordova/File.hx?r=92daf97342e8c55cab6c7b1c4fa6e9436e0ebfd4"><text:span text:style-name="T11_113">://</text:span></text:a></text:span><text:span text:style-name="T11_114"><text:a xlink:type="simple" xlink:href="http://code.google.com/p/haxe-hxcordova/source/browse/library/cordova/File.hx?r=92daf97342e8c55cab6c7b1c4fa6e9436e0ebfd4"><text:span text:style-name="T11_115">code</text:span></text:a></text:span><text:span text:style-name="T11_116"><text:a xlink:type="simple" xlink:href="http://code.google.com/p/haxe-hxcordova/source/browse/library/cordova/File.hx?r=92daf97342e8c55cab6c7b1c4fa6e9436e0ebfd4"><text:span text:style-name="T11_117">.</text:span></text:a></text:span><text:span text:style-name="T11_118"><text:a xlink:type="simple" xlink:href="http://code.google.com/p/haxe-hxcordova/source/browse/library/cordova/File.hx?r=92daf97342e8c55cab6c7b1c4fa6e9436e0ebfd4"><text:span text:style-name="T11_119">google</text:span></text:a></text:span><text:span text:style-name="T11_120"><text:a xlink:type="simple" xlink:href="http://code.google.com/p/haxe-hxcordova/source/browse/library/cordova/File.hx?r=92daf97342e8c55cab6c7b1c4fa6e9436e0ebfd4"><text:span text:style-name="T11_121">.</text:span></text:a></text:span><text:span text:style-name="T11_122"><text:a xlink:type="simple" xlink:href="http://code.google.com/p/haxe-hxcordova/source/browse/library/cordova/File.hx?r=92daf97342e8c55cab6c7b1c4fa6e9436e0ebfd4"><text:span text:style-name="T11_123">com</text:span></text:a></text:span><text:span text:style-name="T11_124"><text:a xlink:type="simple" xlink:href="http://code.google.com/p/haxe-hxcordova/source/browse/library/cordova/File.hx?r=92daf97342e8c55cab6c7b1c4fa6e9436e0ebfd4"><text:span text:style-name="T11_125">/</text:span></text:a></text:span><text:span text:style-name="T11_126"><text:a xlink:type="simple" xlink:href="http://code.google.com/p/haxe-hxcordova/source/browse/library/cordova/File.hx?r=92daf97342e8c55cab6c7b1c4fa6e9436e0ebfd4"><text:span text:style-name="T11_127">p</text:span></text:a></text:span><text:span text:style-name="T11_128"><text:a xlink:type="simple" xlink:href="http://code.google.com/p/haxe-hxcordova/source/browse/library/cordova/File.hx?r=92daf97342e8c55cab6c7b1c4fa6e9436e0ebfd4"><text:span text:style-name="T11_129">/</text:span></text:a></text:span><text:span text:style-name="T11_130"><text:a xlink:type="simple" xlink:href="http://code.google.com/p/haxe-hxcordova/source/browse/library/cordova/File.hx?r=92daf97342e8c55cab6c7b1c4fa6e9436e0ebfd4"><text:span text:style-name="T11_131">haxe</text:span></text:a></text:span><text:span text:style-name="T11_132"><text:a xlink:type="simple" xlink:href="http://code.google.com/p/haxe-hxcordova/source/browse/library/cordova/File.hx?r=92daf97342e8c55cab6c7b1c4fa6e9436e0ebfd4"><text:span text:style-name="T11_133">-</text:span></text:a></text:span><text:span text:style-name="T11_134"><text:a xlink:type="simple" xlink:href="http://code.google.com/p/haxe-hxcordova/source/browse/library/cordova/File.hx?r=92daf97342e8c55cab6c7b1c4fa6e9436e0ebfd4"><text:span text:style-name="T11_135">hxcordova</text:span></text:a></text:span><text:span text:style-name="T11_136"><text:a xlink:type="simple" xlink:href="http://code.google.com/p/haxe-hxcordova/source/browse/library/cordova/File.hx?r=92daf97342e8c55cab6c7b1c4fa6e9436e0ebfd4"><text:span text:style-name="T11_137">/</text:span></text:a></text:span><text:span text:style-name="T11_138"><text:a xlink:type="simple" xlink:href="http://code.google.com/p/haxe-hxcordova/source/browse/library/cordova/File.hx?r=92daf97342e8c55cab6c7b1c4fa6e9436e0ebfd4"><text:span text:style-name="T11_139">source</text:span></text:a></text:span><text:span text:style-name="T11_140"><text:a xlink:type="simple" xlink:href="http://code.google.com/p/haxe-hxcordova/source/browse/library/cordova/File.hx?r=92daf97342e8c55cab6c7b1c4fa6e9436e0ebfd4"><text:span text:style-name="T11_141">/</text:span></text:a></text:span><text:span text:style-name="T11_142"><text:a xlink:type="simple" xlink:href="http://code.google.com/p/haxe-hxcordova/source/browse/library/cordova/File.hx?r=92daf97342e8c55cab6c7b1c4fa6e9436e0ebfd4"><text:span text:style-name="T11_143">browse</text:span></text:a></text:span><text:span text:style-name="T11_144"><text:a xlink:type="simple" xlink:href="http://code.google.com/p/haxe-hxcordova/source/browse/library/cordova/File.hx?r=92daf97342e8c55cab6c7b1c4fa6e9436e0ebfd4"><text:span text:style-name="T11_145">/</text:span></text:a></text:span><text:span text:style-name="T11_146"><text:a xlink:type="simple" xlink:href="http://code.google.com/p/haxe-hxcordova/source/browse/library/cordova/File.hx?r=92daf97342e8c55cab6c7b1c4fa6e9436e0ebfd4"><text:span text:style-name="T11_147">library</text:span></text:a></text:span><text:span text:style-name="T11_148"><text:a xlink:type="simple" xlink:href="http://code.google.com/p/haxe-hxcordova/source/browse/library/cordova/File.hx?r=92daf97342e8c55cab6c7b1c4fa6e9436e0ebfd4"><text:span text:style-name="T11_149">/</text:span></text:a></text:span><text:span text:style-name="T11_150"><text:a xlink:type="simple" xlink:href="http://code.google.com/p/haxe-hxcordova/source/browse/library/cordova/File.hx?r=92daf97342e8c55cab6c7b1c4fa6e9436e0ebfd4"><text:span text:style-name="T11_151">cordova</text:span></text:a></text:span><text:span text:style-name="T11_152"><text:a xlink:type="simple" xlink:href="http://code.google.com/p/haxe-hxcordova/source/browse/library/cordova/File.hx?r=92daf97342e8c55cab6c7b1c4fa6e9436e0ebfd4"><text:span text:style-name="T11_153">/</text:span></text:a></text:span><text:span text:style-name="T11_154"><text:a xlink:type="simple" xlink:href="http://code.google.com/p/haxe-hxcordova/source/browse/library/cordova/File.hx?r=92daf97342e8c55cab6c7b1c4fa6e9436e0ebfd4"><text:span text:style-name="T11_155">File</text:span></text:a></text:span><text:span text:style-name="T11_156"><text:a xlink:type="simple" xlink:href="http://code.google.com/p/haxe-hxcordova/source/browse/library/cordova/File.hx?r=92daf97342e8c55cab6c7b1c4fa6e9436e0ebfd4"><text:span text:style-name="T11_157">.</text:span></text:a></text:span><text:span text:style-name="T11_158"><text:a xlink:type="simple" xlink:href="http://code.google.com/p/haxe-hxcordova/source/browse/library/cordova/File.hx?r=92daf97342e8c55cab6c7b1c4fa6e9436e0ebfd4"><text:span text:style-name="T11_159">hx</text:span></text:a></text:span><text:span text:style-name="T11_160"><text:a xlink:type="simple" xlink:href="http://code.google.com/p/haxe-hxcordova/source/browse/library/cordova/File.hx?r=92daf97342e8c55cab6c7b1c4fa6e9436e0ebfd4"><text:span text:style-name="T11_161">?</text:span></text:a></text:span><text:span text:style-name="T11_162"><text:a xlink:type="simple" xlink:href="http://code.google.com/p/haxe-hxcordova/source/browse/library/cordova/File.hx?r=92daf97342e8c55cab6c7b1c4fa6e9436e0ebfd4"><text:span text:style-name="T11_163">r</text:span></text:a></text:span><text:span text:style-name="T11_164"><text:a xlink:type="simple" xlink:href="http://code.google.com/p/haxe-hxcordova/source/browse/library/cordova/File.hx?r=92daf97342e8c55cab6c7b1c4fa6e9436e0ebfd4"><text:span text:style-name="T11_165">=92</text:span></text:a></text:span><text:span text:style-name="T11_166"><text:a xlink:type="simple" xlink:href="http://code.google.com/p/haxe-hxcordova/source/browse/library/cordova/File.hx?r=92daf97342e8c55cab6c7b1c4fa6e9436e0ebfd4"><text:span text:style-name="T11_167">daf</text:span></text:a></text:span><text:span text:style-name="T11_168"><text:a xlink:type="simple" xlink:href="http://code.google.com/p/haxe-hxcordova/source/browse/library/cordova/File.hx?r=92daf97342e8c55cab6c7b1c4fa6e9436e0ebfd4"><text:span text:style-name="T11_169">97342</text:span></text:a></text:span><text:span text:style-name="T11_170"><text:a xlink:type="simple" xlink:href="http://code.google.com/p/haxe-hxcordova/source/browse/library/cordova/File.hx?r=92daf97342e8c55cab6c7b1c4fa6e9436e0ebfd4"><text:span text:style-name="T11_171">e</text:span></text:a></text:span><text:span text:style-name="T11_172"><text:a xlink:type="simple" xlink:href="http://code.google.com/p/haxe-hxcordova/source/browse/library/cordova/File.hx?r=92daf97342e8c55cab6c7b1c4fa6e9436e0ebfd4"><text:span text:style-name="T11_173">8</text:span></text:a></text:span><text:span text:style-name="T11_174"><text:a xlink:type="simple" xlink:href="http://code.google.com/p/haxe-hxcordova/source/browse/library/cordova/File.hx?r=92daf97342e8c55cab6c7b1c4fa6e9436e0ebfd4"><text:span text:style-name="T11_175">c</text:span></text:a></text:span><text:span text:style-name="T11_176"><text:a xlink:type="simple" xlink:href="http://code.google.com/p/haxe-hxcordova/source/browse/library/cordova/File.hx?r=92daf97342e8c55cab6c7b1c4fa6e9436e0ebfd4"><text:span text:style-name="T11_177">55</text:span></text:a></text:span><text:span text:style-name="T11_178"><text:a xlink:type="simple" xlink:href="http://code.google.com/p/haxe-hxcordova/source/browse/library/cordova/File.hx?r=92daf97342e8c55cab6c7b1c4fa6e9436e0ebfd4"><text:span text:style-name="T11_179">cab</text:span></text:a></text:span><text:span text:style-name="T11_180"><text:a xlink:type="simple" xlink:href="http://code.google.com/p/haxe-hxcordova/source/browse/library/cordova/File.hx?r=92daf97342e8c55cab6c7b1c4fa6e9436e0ebfd4"><text:span text:style-name="T11_181">6</text:span></text:a></text:span><text:span text:style-name="T11_182"><text:a xlink:type="simple" xlink:href="http://code.google.com/p/haxe-hxcordova/source/browse/library/cordova/File.hx?r=92daf97342e8c55cab6c7b1c4fa6e9436e0ebfd4"><text:span text:style-name="T11_183">c</text:span></text:a></text:span><text:span text:style-name="T11_184"><text:a xlink:type="simple" xlink:href="http://code.google.com/p/haxe-hxcordova/source/browse/library/cordova/File.hx?r=92daf97342e8c55cab6c7b1c4fa6e9436e0ebfd4"><text:span text:style-name="T11_185">7</text:span></text:a></text:span><text:span text:style-name="T11_186"><text:a xlink:type="simple" xlink:href="http://code.google.com/p/haxe-hxcordova/source/browse/library/cordova/File.hx?r=92daf97342e8c55cab6c7b1c4fa6e9436e0ebfd4"><text:span text:style-name="T11_187">b</text:span></text:a></text:span><text:span text:style-name="T11_188"><text:a xlink:type="simple" xlink:href="http://code.google.com/p/haxe-hxcordova/source/browse/library/cordova/File.hx?r=92daf97342e8c55cab6c7b1c4fa6e9436e0ebfd4"><text:span text:style-name="T11_189">1</text:span></text:a></text:span><text:span text:style-name="T11_190"><text:a xlink:type="simple" xlink:href="http://code.google.com/p/haxe-hxcordova/source/browse/library/cordova/File.hx?r=92daf97342e8c55cab6c7b1c4fa6e9436e0ebfd4"><text:span text:style-name="T11_191">c</text:span></text:a></text:span><text:span text:style-name="T11_192"><text:a xlink:type="simple" xlink:href="http://code.google.com/p/haxe-hxcordova/source/browse/library/cordova/File.hx?r=92daf97342e8c55cab6c7b1c4fa6e9436e0ebfd4"><text:span text:style-name="T11_193">4</text:span></text:a></text:span><text:span text:style-name="T11_194"><text:a xlink:type="simple" xlink:href="http://code.google.com/p/haxe-hxcordova/source/browse/library/cordova/File.hx?r=92daf97342e8c55cab6c7b1c4fa6e9436e0ebfd4"><text:span text:style-name="T11_195">fa</text:span></text:a></text:span><text:span text:style-name="T11_196"><text:a xlink:type="simple" xlink:href="http://code.google.com/p/haxe-hxcordova/source/browse/library/cordova/File.hx?r=92daf97342e8c55cab6c7b1c4fa6e9436e0ebfd4"><text:span text:style-name="T11_197">6</text:span></text:a></text:span><text:span text:style-name="T11_198"><text:a xlink:type="simple" xlink:href="http://code.google.com/p/haxe-hxcordova/source/browse/library/cordova/File.hx?r=92daf97342e8c55cab6c7b1c4fa6e9436e0ebfd4"><text:span text:style-name="T11_199">e</text:span></text:a></text:span><text:span text:style-name="T11_200"><text:a xlink:type="simple" xlink:href="http://code.google.com/p/haxe-hxcordova/source/browse/library/cordova/File.hx?r=92daf97342e8c55cab6c7b1c4fa6e9436e0ebfd4"><text:span text:style-name="T11_201">9436</text:span></text:a></text:span><text:span text:style-name="T11_202"><text:a xlink:type="simple" xlink:href="http://code.google.com/p/haxe-hxcordova/source/browse/library/cordova/File.hx?r=92daf97342e8c55cab6c7b1c4fa6e9436e0ebfd4"><text:span text:style-name="T11_203">e</text:span></text:a></text:span><text:span text:style-name="T11_204"><text:a xlink:type="simple" xlink:href="http://code.google.com/p/haxe-hxcordova/source/browse/library/cordova/File.hx?r=92daf97342e8c55cab6c7b1c4fa6e9436e0ebfd4"><text:span text:style-name="T11_205">0</text:span></text:a></text:span><text:span text:style-name="T11_206"><text:a xlink:type="simple" xlink:href="http://code.google.com/p/haxe-hxcordova/source/browse/library/cordova/File.hx?r=92daf97342e8c55cab6c7b1c4fa6e9436e0ebfd4"><text:span text:style-name="T11_207">ebfd</text:span></text:a></text:span><text:span text:style-name="T11_208"><text:a xlink:type="simple" xlink:href="http://code.google.com/p/haxe-hxcordova/source/browse/library/cordova/File.hx?r=92daf97342e8c55cab6c7b1c4fa6e9436e0ebfd4"><text:span text:style-name="T11_209">4</text:span></text:a></text:span><text:span text:style-name="T11_210"><text:line-break/></text:span></text:p>
            </text:list-item>
            <text:list-item>
              <text:p text:style-name="P12"><text:span text:style-name="T12_1">Table</text:span><text:span text:style-name="T12_2"><text:s/></text:span><text:span text:style-name="T12_3">code</text:span><text:span text:style-name="T12_4"><text:s/></text:span><text:span text:style-name="T12_5">utf</text:span><text:span text:style-name="T12_6">8<text:s/>:<text:line-break/></text:span><text:span text:style-name="T12_7"><text:a xlink:type="simple" xlink:href="http://unicode-table.com/fr/blocks/latin-1-supplement/"><text:span text:style-name="T12_8">http</text:span></text:a></text:span><text:span text:style-name="T12_9"><text:a xlink:type="simple" xlink:href="http://unicode-table.com/fr/blocks/latin-1-supplement/"><text:span text:style-name="T12_10">://</text:span></text:a></text:span><text:span text:style-name="T12_11"><text:a xlink:type="simple" xlink:href="http://unicode-table.com/fr/blocks/latin-1-supplement/"><text:span text:style-name="T12_12">unicode</text:span></text:a></text:span><text:span text:style-name="T12_13"><text:a xlink:type="simple" xlink:href="http://unicode-table.com/fr/blocks/latin-1-supplement/"><text:span text:style-name="T12_14">-</text:span></text:a></text:span><text:span text:style-name="T12_15"><text:a xlink:type="simple" xlink:href="http://unicode-table.com/fr/blocks/latin-1-supplement/"><text:span text:style-name="T12_16">table</text:span></text:a></text:span><text:span text:style-name="T12_17"><text:a xlink:type="simple" xlink:href="http://unicode-table.com/fr/blocks/latin-1-supplement/"><text:span text:style-name="T12_18">.</text:span></text:a></text:span><text:span text:style-name="T12_19"><text:a xlink:type="simple" xlink:href="http://unicode-table.com/fr/blocks/latin-1-supplement/"><text:span text:style-name="T12_20">com</text:span></text:a></text:span><text:span text:style-name="T12_21"><text:a xlink:type="simple" xlink:href="http://unicode-table.com/fr/blocks/latin-1-supplement/"><text:span text:style-name="T12_22">/</text:span></text:a></text:span><text:span text:style-name="T12_23"><text:a xlink:type="simple" xlink:href="http://unicode-table.com/fr/blocks/latin-1-supplement/"><text:span text:style-name="T12_24">fr</text:span></text:a></text:span><text:span text:style-name="T12_25"><text:a xlink:type="simple" xlink:href="http://unicode-table.com/fr/blocks/latin-1-supplement/"><text:span text:style-name="T12_26">/</text:span></text:a></text:span><text:span text:style-name="T12_27"><text:a xlink:type="simple" xlink:href="http://unicode-table.com/fr/blocks/latin-1-supplement/"><text:span text:style-name="T12_28">blocks</text:span></text:a></text:span><text:span text:style-name="T12_29"><text:a xlink:type="simple" xlink:href="http://unicode-table.com/fr/blocks/latin-1-supplement/"><text:span text:style-name="T12_30">/</text:span></text:a></text:span><text:span text:style-name="T12_31"><text:a xlink:type="simple" xlink:href="http://unicode-table.com/fr/blocks/latin-1-supplement/"><text:span text:style-name="T12_32">latin</text:span></text:a></text:span><text:span text:style-name="T12_33"><text:a xlink:type="simple" xlink:href="http://unicode-table.com/fr/blocks/latin-1-supplement/"><text:span text:style-name="T12_34">-1-</text:span></text:a></text:span><text:span text:style-name="T12_35"><text:a xlink:type="simple" xlink:href="http://unicode-table.com/fr/blocks/latin-1-supplement/"><text:span text:style-name="T12_36">supplement</text:span></text:a></text:span><text:span text:style-name="T12_37"><text:a xlink:type="simple" xlink:href="http://unicode-table.com/fr/blocks/latin-1-supplement/"><text:span text:style-name="T12_38">/</text:span></text:a></text:span><text:span text:style-name="T12_39"><text:s/><text:line-break/><text:line-break/></text:span></text:p>
            </text:list-item>
          </text:list>
        </text:list-item>
        <text:list-item>
          <text:p text:style-name="P13"><text:span text:style-name="T13_1">Mise</text:span><text:span text:style-name="T13_2"><text:s/></text:span><text:span text:style-name="T13_3">en</text:span><text:span text:style-name="T13_4"><text:s/></text:span><text:span text:style-name="T13_5">ligne</text:span><text:span text:style-name="T13_6"><text:s/></text:span><text:span text:style-name="T13_7">de</text:span><text:span text:style-name="T13_8"><text:s/></text:span><text:span text:style-name="T13_9">l</text:span><text:span text:style-name="T13_10">’</text:span><text:span text:style-name="T13_11">application</text:span><text:span text:style-name="T13_12">.</text:span></text:p>
        </text:list-item>
      </text:list>
      <text:list text:style-name="LS4" xml:id="list10">
        <text:list-item>
          <text:p text:style-name="P14"><text:span text:style-name="T14_1">Devenir</text:span><text:span text:style-name="T14_2"><text:s/></text:span><text:span text:style-name="T14_3">développeur</text:span><text:span text:style-name="T14_4"><text:s/></text:span><text:span text:style-name="T14_5">Android</text:span><text:span text:style-name="T14_6"><text:s/>“</text:span><text:span text:style-name="T14_7">boutique</text:span><text:span text:style-name="T14_8">”<text:s/>:</text:span></text:p>
          <text:list>
            <text:list-item>
              <text:p text:style-name="P15"><text:span text:style-name="T15_1"><text:a xlink:type="simple" xlink:href="https://support.google.com/googleplay/android-developer/answer/6112435?hl=fr"><text:span text:style-name="T15_2">https</text:span></text:a></text:span><text:span text:style-name="T15_3"><text:a xlink:type="simple" xlink:href="https://support.google.com/googleplay/android-developer/answer/6112435?hl=fr"><text:span text:style-name="T15_4">://</text:span></text:a></text:span><text:span text:style-name="T15_5"><text:a xlink:type="simple" xlink:href="https://support.google.com/googleplay/android-developer/answer/6112435?hl=fr"><text:span text:style-name="T15_6">support</text:span></text:a></text:span><text:span text:style-name="T15_7"><text:a xlink:type="simple" xlink:href="https://support.google.com/googleplay/android-developer/answer/6112435?hl=fr"><text:span text:style-name="T15_8">.</text:span></text:a></text:span><text:span text:style-name="T15_9"><text:a xlink:type="simple" xlink:href="https://support.google.com/googleplay/android-developer/answer/6112435?hl=fr"><text:span text:style-name="T15_10">google</text:span></text:a></text:span><text:span text:style-name="T15_11"><text:a xlink:type="simple" xlink:href="https://support.google.com/googleplay/android-developer/answer/6112435?hl=fr"><text:span text:style-name="T15_12">.</text:span></text:a></text:span><text:span text:style-name="T15_13"><text:a xlink:type="simple" xlink:href="https://support.google.com/googleplay/android-developer/answer/6112435?hl=fr"><text:span text:style-name="T15_14">com</text:span></text:a></text:span><text:span text:style-name="T15_15"><text:a xlink:type="simple" xlink:href="https://support.google.com/googleplay/android-developer/answer/6112435?hl=fr"><text:span text:style-name="T15_16">/</text:span></text:a></text:span><text:span text:style-name="T15_17"><text:a xlink:type="simple" xlink:href="https://support.google.com/googleplay/android-developer/answer/6112435?hl=fr"><text:span text:style-name="T15_18">googleplay</text:span></text:a></text:span><text:span text:style-name="T15_19"><text:a xlink:type="simple" xlink:href="https://support.google.com/googleplay/android-developer/answer/6112435?hl=fr"><text:span text:style-name="T15_20">/</text:span></text:a></text:span><text:span text:style-name="T15_21"><text:a xlink:type="simple" xlink:href="https://support.google.com/googleplay/android-developer/answer/6112435?hl=fr"><text:span text:style-name="T15_22">android</text:span></text:a></text:span><text:span text:style-name="T15_23"><text:a xlink:type="simple" xlink:href="https://support.google.com/googleplay/android-developer/answer/6112435?hl=fr"><text:span text:style-name="T15_24">-</text:span></text:a></text:span><text:span text:style-name="T15_25"><text:a xlink:type="simple" xlink:href="https://support.google.com/googleplay/android-developer/answer/6112435?hl=fr"><text:span text:style-name="T15_26">developer</text:span></text:a></text:span><text:span text:style-name="T15_27"><text:a xlink:type="simple" xlink:href="https://support.google.com/googleplay/android-developer/answer/6112435?hl=fr"><text:span text:style-name="T15_28">/</text:span></text:a></text:span><text:span text:style-name="T15_29"><text:a xlink:type="simple" xlink:href="https://support.google.com/googleplay/android-developer/answer/6112435?hl=fr"><text:span text:style-name="T15_30">answer</text:span></text:a></text:span><text:span text:style-name="T15_31"><text:a xlink:type="simple" xlink:href="https://support.google.com/googleplay/android-developer/answer/6112435?hl=fr"><text:span text:style-name="T15_32">/6112435?</text:span></text:a></text:span><text:span text:style-name="T15_33"><text:a xlink:type="simple" xlink:href="https://support.google.com/googleplay/android-developer/answer/6112435?hl=fr"><text:span text:style-name="T15_34">hl</text:span></text:a></text:span><text:span text:style-name="T15_35"><text:a xlink:type="simple" xlink:href="https://support.google.com/googleplay/android-developer/answer/6112435?hl=fr"><text:span text:style-name="T15_36">=</text:span></text:a></text:span><text:span text:style-name="T15_37"><text:a xlink:type="simple" xlink:href="https://support.google.com/googleplay/android-developer/answer/6112435?hl=fr"><text:span text:style-name="T15_38">fr</text:span></text:a></text:span><text:span text:style-name="T15_39"><text:line-break/></text:span></text:p>
            </text:list-item>
            <text:list-item>
              <text:p text:style-name="P16"><text:span text:style-name="T16_1">doc</text:span><text:span text:style-name="T16_2"><text:s/>(</text:span><text:span text:style-name="T16_3">en</text:span><text:span text:style-name="T16_4">):<text:line-break/></text:span><text:span text:style-name="T16_5"><text:a xlink:type="simple" xlink:href="https://developer.android.com/distribute/googleplay/developer-console.html"><text:span text:style-name="T16_6">https</text:span></text:a></text:span><text:span text:style-name="T16_7"><text:a xlink:type="simple" xlink:href="https://developer.android.com/distribute/googleplay/developer-console.html"><text:span text:style-name="T16_8">://</text:span></text:a></text:span><text:span text:style-name="T16_9"><text:a xlink:type="simple" xlink:href="https://developer.android.com/distribute/googleplay/developer-console.html"><text:span text:style-name="T16_10">developer</text:span></text:a></text:span><text:span text:style-name="T16_11"><text:a xlink:type="simple" xlink:href="https://developer.android.com/distribute/googleplay/developer-console.html"><text:span text:style-name="T16_12">.</text:span></text:a></text:span><text:span text:style-name="T16_13"><text:a xlink:type="simple" xlink:href="https://developer.android.com/distribute/googleplay/developer-console.html"><text:span text:style-name="T16_14">android</text:span></text:a></text:span><text:span text:style-name="T16_15"><text:a xlink:type="simple" xlink:href="https://developer.android.com/distribute/googleplay/developer-console.html"><text:span text:style-name="T16_16">.</text:span></text:a></text:span><text:span text:style-name="T16_17"><text:a xlink:type="simple" xlink:href="https://developer.android.com/distribute/googleplay/developer-console.html"><text:span text:style-name="T16_18">com</text:span></text:a></text:span><text:span text:style-name="T16_19"><text:a xlink:type="simple" xlink:href="https://developer.android.com/distribute/googleplay/developer-console.html"><text:span text:style-name="T16_20">/</text:span></text:a></text:span><text:span text:style-name="T16_21"><text:a xlink:type="simple" xlink:href="https://developer.android.com/distribute/googleplay/developer-console.html"><text:span text:style-name="T16_22">distribute</text:span></text:a></text:span><text:span text:style-name="T16_23"><text:a xlink:type="simple" xlink:href="https://developer.android.com/distribute/googleplay/developer-console.html"><text:span text:style-name="T16_24">/</text:span></text:a></text:span><text:span text:style-name="T16_25"><text:a xlink:type="simple" xlink:href="https://developer.android.com/distribute/googleplay/developer-console.html"><text:span text:style-name="T16_26">googleplay</text:span></text:a></text:span><text:span text:style-name="T16_27"><text:a xlink:type="simple" xlink:href="https://developer.android.com/distribute/googleplay/developer-console.html"><text:span text:style-name="T16_28">/</text:span></text:a></text:span><text:span text:style-name="T16_29"><text:a xlink:type="simple" xlink:href="https://developer.android.com/distribute/googleplay/developer-console.html"><text:span text:style-name="T16_30">developer</text:span></text:a></text:span><text:span text:style-name="T16_31"><text:a xlink:type="simple" xlink:href="https://developer.android.com/distribute/googleplay/developer-console.html"><text:span text:style-name="T16_32">-</text:span></text:a></text:span><text:span text:style-name="T16_33"><text:a xlink:type="simple" xlink:href="https://developer.android.com/distribute/googleplay/developer-console.html"><text:span text:style-name="T16_34">console</text:span></text:a></text:span><text:span text:style-name="T16_35"><text:a xlink:type="simple" xlink:href="https://developer.android.com/distribute/googleplay/developer-console.html"><text:span text:style-name="T16_36">.</text:span></text:a></text:span><text:span text:style-name="T16_37"><text:a xlink:type="simple" xlink:href="https://developer.android.com/distribute/googleplay/developer-console.html"><text:span text:style-name="T16_38">html</text:span></text:a></text:span><text:span text:style-name="T16_39"><text:line-break/></text:span></text:p>
            </text:list-item>
            <text:list-item>
              <text:p text:style-name="P17"><text:span text:style-name="T17_1">Se</text:span><text:span text:style-name="T17_2"><text:s/></text:span><text:span text:style-name="T17_3">connecter</text:span><text:span text:style-name="T17_4"><text:s/>(</text:span><text:span text:style-name="T17_5">ex</text:span><text:span text:style-name="T17_6"><text:s/></text:span><text:span text:style-name="T17_7">avec</text:span><text:span text:style-name="T17_8"><text:s text:c="2"/></text:span><text:span text:style-name="T17_9"><text:a xlink:type="simple" xlink:href="mailto:cordosample@gmail.com"><text:span text:style-name="T17_10">cordosample</text:span></text:a></text:span><text:span text:style-name="T17_11"><text:a xlink:type="simple" xlink:href="mailto:cordosample@gmail.com"><text:span text:style-name="T17_12">@</text:span></text:a></text:span><text:span text:style-name="T17_13"><text:a xlink:type="simple" xlink:href="mailto:cordosample@gmail.com"><text:span text:style-name="T17_14">gmail</text:span></text:a></text:span><text:span text:style-name="T17_15"><text:a xlink:type="simple" xlink:href="mailto:cordosample@gmail.com"><text:span text:style-name="T17_16">.</text:span></text:a></text:span><text:span text:style-name="T17_17"><text:a xlink:type="simple" xlink:href="mailto:cordosample@gmail.com"><text:span text:style-name="T17_18">com</text:span></text:a></text:span><text:span text:style-name="T17_19"><text:s/>&amp;<text:s/></text:span><text:span text:style-name="T17_20">clavier</text:span><text:span text:style-name="T17_21">+2015<text:s/>)<text:line-break/></text:span></text:p>
            </text:list-item>
            <text:list-item>
              <text:p text:style-name="P18"><text:span text:style-name="T18_1">Création</text:span><text:span text:style-name="T18_2"><text:s/></text:span><text:span text:style-name="T18_3">d</text:span><text:span text:style-name="T18_4">’</text:span><text:span text:style-name="T18_5">un</text:span><text:span text:style-name="T18_6"><text:s/></text:span><text:span text:style-name="T18_7">compte</text:span><text:span text:style-name="T18_8"><text:s/>“</text:span><text:span text:style-name="T18_9">développeur</text:span><text:span text:style-name="T18_10">”<text:line-break/></text:span><text:span text:style-name="T18_11"><text:a xlink:type="simple" xlink:href="https://play.google.com/apps/publish/signup/"><text:span text:style-name="T18_12">https</text:span></text:a></text:span><text:span text:style-name="T18_13"><text:a xlink:type="simple" xlink:href="https://play.google.com/apps/publish/signup/"><text:span text:style-name="T18_14">://</text:span></text:a></text:span><text:span text:style-name="T18_15"><text:a xlink:type="simple" xlink:href="https://play.google.com/apps/publish/signup/"><text:span text:style-name="T18_16">play</text:span></text:a></text:span><text:span text:style-name="T18_17"><text:a xlink:type="simple" xlink:href="https://play.google.com/apps/publish/signup/"><text:span text:style-name="T18_18">.</text:span></text:a></text:span><text:span text:style-name="T18_19"><text:a xlink:type="simple" xlink:href="https://play.google.com/apps/publish/signup/"><text:span text:style-name="T18_20">google</text:span></text:a></text:span><text:span text:style-name="T18_21"><text:a xlink:type="simple" xlink:href="https://play.google.com/apps/publish/signup/"><text:span text:style-name="T18_22">.</text:span></text:a></text:span><text:span text:style-name="T18_23"><text:a xlink:type="simple" xlink:href="https://play.google.com/apps/publish/signup/"><text:span text:style-name="T18_24">com</text:span></text:a></text:span><text:span text:style-name="T18_25"><text:a xlink:type="simple" xlink:href="https://play.google.com/apps/publish/signup/"><text:span text:style-name="T18_26">/</text:span></text:a></text:span><text:span text:style-name="T18_27"><text:a xlink:type="simple" xlink:href="https://play.google.com/apps/publish/signup/"><text:span text:style-name="T18_28">apps</text:span></text:a></text:span><text:span text:style-name="T18_29"><text:a xlink:type="simple" xlink:href="https://play.google.com/apps/publish/signup/"><text:span text:style-name="T18_30">/</text:span></text:a></text:span><text:span text:style-name="T18_31"><text:a xlink:type="simple" xlink:href="https://play.google.com/apps/publish/signup/"><text:span text:style-name="T18_32">publish</text:span></text:a></text:span><text:span text:style-name="T18_33"><text:a xlink:type="simple" xlink:href="https://play.google.com/apps/publish/signup/"><text:span text:style-name="T18_34">/</text:span></text:a></text:span><text:span text:style-name="T18_35"><text:a xlink:type="simple" xlink:href="https://play.google.com/apps/publish/signup/"><text:span text:style-name="T18_36">signup</text:span></text:a></text:span><text:span text:style-name="T18_37"><text:a xlink:type="simple" xlink:href="https://play.google.com/apps/publish/signup/"><text:span text:style-name="T18_38">/</text:span></text:a></text:span><text:span text:style-name="T18_39"><text:line-break/>...</text:span><text:span text:style-name="T18_40">Et</text:span><text:span text:style-name="T18_41"><text:s/></text:span><text:span text:style-name="T18_42">là</text:span><text:span text:style-name="T18_43"><text:s/></text:span><text:span text:style-name="T18_44">il</text:span><text:span text:style-name="T18_45"><text:s/></text:span><text:span text:style-name="T18_46">faut</text:span><text:span text:style-name="T18_47"><text:s/></text:span><text:span text:style-name="T18_48">préparer</text:span><text:span text:style-name="T18_49"><text:s/>25<text:s/></text:span><text:span text:style-name="T18_50">US</text:span><text:span text:style-name="T18_51">$<text:s/>!<text:s/>!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2.54cm" fo:padding-left="0cm" fo:margin-left="1.24cm" fo:padding-right="0cm" fo:margin-right="1.0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